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微软雅黑1" svg:font-family="微软雅黑"/>
    <style:font-face style:name="微软雅黑2" svg:font-family="微软雅黑" style:font-adornments="Regular"/>
    <style:font-face style:name="Liberation Sans1" svg:font-family="'Liberation Sans'" style:font-pitch="variable"/>
    <style:font-face style:name="Lucida Sans1" svg:font-family="'Lucida Sans'" style:font-pitch="variable"/>
    <style:font-face style:name="微软雅黑" svg:font-family="微软雅黑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3" svg:font-family="微软雅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59cm" svg:stroke-color="#4f5761" draw:fill="none" draw:textarea-vertical-align="top" draw:auto-grow-height="false" fo:min-height="1.02cm" fo:min-width="0.77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159cm" svg:stroke-color="#6f1f35" draw:fill="none" draw:textarea-vertical-align="top" draw:auto-grow-height="false" fo:min-height="1.02cm" fo:min-width="0.77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dash" draw:stroke-dash="Dashed_20__28_var_29__20_10" svg:stroke-width="0.159cm" svg:stroke-color="#6f1f35" draw:fill="none" draw:textarea-vertical-align="top" draw:auto-grow-height="false" fo:min-height="1.02cm" fo:min-width="0.77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dash" draw:stroke-dash="Dashed_20__28_var_29__20_11" svg:stroke-width="0.159cm" svg:stroke-color="#6f1f35" draw:fill="none" draw:textarea-vertical-align="middle" draw:auto-grow-height="false" draw:fit-to-size="false" fo:min-height="16.395cm" fo:min-width="0.855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dash" draw:stroke-dash="Dashed_20__28_var_29__20_10" svg:stroke-width="0.159cm" svg:stroke-color="#6f1f35" draw:fill="none" draw:textarea-vertical-align="top" draw:auto-grow-height="false" fo:min-height="1.019cm" fo:min-width="0.77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159cm" svg:stroke-color="#4f5761" draw:fill="none" draw:textarea-vertical-align="top" draw:auto-grow-height="false" fo:min-height="1.019cm" fo:min-width="0.77cm" fo:padding-top="0.125cm" fo:padding-bottom="0.125cm" fo:padding-left="0.25cm" fo:padding-right="0.25cm" fo:wrap-option="wrap"/>
    </style:style>
    <style:style style:name="gr7" style:family="graphic" style:parent-style-name="standard">
      <style:graphic-properties svg:stroke-width="0.1cm" svg:stroke-color="#000000" draw:marker-start-width="0.3cm" draw:marker-end-width="0.3cm" draw:fill-color="#ffffff" draw:textarea-horizontal-align="justify" draw:textarea-vertical-align="middle" draw:auto-grow-height="false" fo:min-height="1.248cm" fo:min-width="0.998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0000" draw:marker-start-width="0.3cm" draw:marker-end-width="0.3cm" draw:fill-color="#ffffff" draw:textarea-horizontal-align="justify" draw:textarea-vertical-align="middle" draw:auto-grow-height="false" fo:min-height="1.247cm" fo:min-width="0.998cm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000000" draw:marker-start-width="0.3cm" draw:marker-end-width="0.3cm" draw:fill-color="#ffffff" draw:textarea-horizontal-align="justify" draw:textarea-vertical-align="middle" draw:auto-grow-height="false" fo:min-height="1.248cm" fo:min-width="0.997cm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000000" draw:marker-start-width="0.3cm" draw:marker-end-width="0.3cm" draw:fill-color="#ffffff" draw:textarea-horizontal-align="justify" draw:textarea-vertical-align="middle" draw:auto-grow-height="false" fo:min-height="1.247cm" fo:min-width="0.997cm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ff3333" draw:marker-start-width="0.15cm" draw:marker-end-width="0.15cm" draw:fill-color="#ffffff" draw:textarea-horizontal-align="justify" draw:textarea-vertical-align="middle" draw:auto-grow-height="false" fo:min-height="0.773cm" fo:min-width="0.524cm" fo:padding-top="0.175cm" fo:padding-bottom="0.175cm" fo:padding-left="0.3cm" fo:padding-right="0.3cm"/>
    </style:style>
    <style:style style:name="gr12" style:family="graphic" style:parent-style-name="standard">
      <style:graphic-properties draw:stroke="dash" draw:stroke-dash="Fine_20_Dashed" svg:stroke-width="0.1cm" svg:stroke-color="#ff3333" draw:marker-start-width="0.5cm" draw:marker-end-width="0.5cm" draw:fill-color="#ffffff" draw:textarea-horizontal-align="justify" draw:textarea-vertical-align="middle" draw:auto-grow-height="false" fo:min-height="0.773cm" fo:min-width="0.524cm" fo:padding-top="0.175cm" fo:padding-bottom="0.175cm" fo:padding-left="0.3cm" fo:padding-right="0.3cm"/>
    </style:style>
    <style:style style:name="gr13" style:family="graphic" style:parent-style-name="objectwithoutfill">
      <style:graphic-properties draw:stroke="dash" draw:stroke-dash="Fine_20_Dashed" svg:stroke-width="0.1cm" svg:stroke-color="#ff3333" draw:marker-start-width="0.15cm" draw:marker-end="Arrow" draw:marker-end-width="0.15cm" draw:fill="none" draw:textarea-vertical-align="middle" fo:padding-top="0.175cm" fo:padding-bottom="0.175cm" fo:padding-left="0.3cm" fo:padding-right="0.3cm"/>
    </style:style>
    <style:style style:name="gr14" style:family="graphic" style:parent-style-name="objectwithoutfill">
      <style:graphic-properties svg:stroke-width="0.1cm" draw:marker-start-width="0.3cm" draw:marker-end="Arrow" draw:marker-end-width="0.3cm" draw:fill="none" draw:textarea-vertical-align="middle" fo:padding-top="0.175cm" fo:padding-bottom="0.175cm" fo:padding-left="0.3cm" fo:padding-right="0.3cm"/>
    </style:style>
    <style:style style:name="gr15" style:family="graphic" style:parent-style-name="objectwithoutfill">
      <style:graphic-properties draw:stroke="dash" draw:stroke-dash="Fine_20_Dashed" svg:stroke-width="0.1cm" draw:marker-start-width="0.3cm" draw:marker-end="Arrow" draw:marker-end-width="0.3cm" draw:fill="none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svg:stroke-width="0.1cm" svg:stroke-color="#ff3333" draw:marker-start-width="0.15cm" draw:marker-end-width="0.15cm" draw:fill-color="#ffffff" draw:textarea-horizontal-align="justify" draw:textarea-vertical-align="middle" draw:auto-grow-height="false" fo:min-height="0.773cm" fo:min-width="0.525cm" fo:padding-top="0.175cm" fo:padding-bottom="0.175cm" fo:padding-left="0.3cm" fo:padding-right="0.3cm"/>
    </style:style>
    <style:style style:name="gr17" style:family="graphic" style:parent-style-name="standard">
      <style:graphic-properties draw:stroke="dash" draw:stroke-dash="Fine_20_Dashed" svg:stroke-width="0.1cm" svg:stroke-color="#ff3333" draw:marker-start-width="0.5cm" draw:marker-end-width="0.5cm" draw:fill-color="#ffffff" draw:textarea-horizontal-align="justify" draw:textarea-vertical-align="middle" draw:auto-grow-height="false" fo:min-height="0.773cm" fo:min-width="0.525cm" fo:padding-top="0.175cm" fo:padding-bottom="0.175cm" fo:padding-left="0.3cm" fo:padding-right="0.3cm"/>
    </style:style>
    <style:style style:name="gr18" style:family="graphic" style:parent-style-name="standard">
      <style:graphic-properties svg:stroke-width="0.1cm" svg:stroke-color="#ff3333" draw:marker-start-width="0.5cm" draw:marker-end-width="0.5cm" draw:fill-color="#ffffff" draw:textarea-horizontal-align="justify" draw:textarea-vertical-align="middle" draw:auto-grow-height="false" fo:min-height="0.466cm" fo:min-width="0.217cm" fo:padding-top="0.175cm" fo:padding-bottom="0.175cm" fo:padding-left="0.3cm" fo:padding-right="0.3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177cm"/>
    </style:style>
    <style:style style:name="gr20" style:family="graphic" style:parent-style-name="standard">
      <style:graphic-properties draw:stroke="dash" draw:stroke-dash="Fine_20_Dashed" svg:stroke-width="0.1cm" svg:stroke-color="#ff3333" draw:marker-start-width="0.5cm" draw:marker-end-width="0.5cm" draw:fill-color="#ffffff" draw:textarea-horizontal-align="justify" draw:textarea-vertical-align="middle" draw:auto-grow-height="false" fo:min-height="0.466cm" fo:min-width="0.217cm" fo:padding-top="0.175cm" fo:padding-bottom="0.175cm" fo:padding-left="0.3cm" fo:padding-right="0.3cm"/>
    </style:style>
    <style:style style:name="gr21" style:family="graphic" style:parent-style-name="standard">
      <style:graphic-properties svg:stroke-width="0.1cm" svg:stroke-color="#000000" draw:marker-start-width="0.5cm" draw:marker-end-width="0.5cm" draw:fill-color="#ffffff" draw:textarea-horizontal-align="justify" draw:textarea-vertical-align="middle" draw:auto-grow-height="false" fo:min-height="0.466cm" fo:min-width="0.217cm" fo:padding-top="0.175cm" fo:padding-bottom="0.175cm" fo:padding-left="0.3cm" fo:padding-right="0.3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936cm"/>
    </style:style>
    <style:style style:name="gr23" style:family="graphic">
      <style:graphic-properties style:protect="size"/>
    </style:style>
    <style:style style:name="gr24" style:family="graphic" style:parent-style-name="standard">
      <style:graphic-properties svg:stroke-width="0.1cm" svg:stroke-color="#000000" draw:marker-start-width="0.3cm" draw:marker-end-width="0.3cm" draw:fill-color="#ffffff" draw:textarea-horizontal-align="justify" draw:textarea-vertical-align="middle" draw:auto-grow-height="false" fo:min-height="1.115cm" fo:min-width="0.865cm" fo:padding-top="0.175cm" fo:padding-bottom="0.175cm" fo:padding-left="0.3cm" fo:padding-right="0.3cm"/>
    </style:style>
    <style:style style:name="gr25" style:family="graphic" style:parent-style-name="standard">
      <style:graphic-properties svg:stroke-width="0.1cm" svg:stroke-color="#000000" draw:marker-start-width="0.3cm" draw:marker-end-width="0.3cm" draw:fill-color="#ffffff" draw:textarea-horizontal-align="justify" draw:textarea-vertical-align="middle" draw:auto-grow-height="false" fo:min-height="1.116cm" fo:min-width="0.867cm" fo:padding-top="0.175cm" fo:padding-bottom="0.175cm" fo:padding-left="0.3cm" fo:padding-right="0.3cm"/>
    </style:style>
    <style:style style:name="gr26" style:family="graphic" style:parent-style-name="standard">
      <style:graphic-properties svg:stroke-width="0.1cm" svg:stroke-color="#000000" draw:marker-start-width="0.3cm" draw:marker-end-width="0.3cm" draw:fill-color="#ffffff" draw:textarea-horizontal-align="justify" draw:textarea-vertical-align="middle" draw:auto-grow-height="false" fo:min-height="1.115cm" fo:min-width="0.867cm" fo:padding-top="0.175cm" fo:padding-bottom="0.175cm" fo:padding-left="0.3cm" fo:padding-right="0.3cm"/>
    </style:style>
    <style:style style:name="gr27" style:family="graphic" style:parent-style-name="standard">
      <style:graphic-properties svg:stroke-width="0.1cm" svg:stroke-color="#ff3333" draw:marker-start-width="0.15cm" draw:marker-end-width="0.15cm" draw:fill-color="#ffffff" draw:textarea-horizontal-align="justify" draw:textarea-vertical-align="middle" draw:auto-grow-height="false" fo:min-height="0.749cm" fo:min-width="0.5cm" fo:padding-top="0.175cm" fo:padding-bottom="0.175cm" fo:padding-left="0.3cm" fo:padding-right="0.3cm"/>
    </style:style>
    <style:style style:name="gr28" style:family="graphic" style:parent-style-name="standard">
      <style:graphic-properties draw:stroke="dash" draw:stroke-dash="Fine_20_Dashed" svg:stroke-width="0.1cm" svg:stroke-color="#ff3333" draw:marker-start-width="0.15cm" draw:marker-end-width="0.15cm" draw:fill-color="#ffffff" draw:textarea-horizontal-align="justify" draw:textarea-vertical-align="middle" draw:auto-grow-height="false" fo:min-height="0.749cm" fo:min-width="0.5cm" fo:padding-top="0.175cm" fo:padding-bottom="0.175cm" fo:padding-left="0.3cm" fo:padding-right="0.3cm"/>
    </style:style>
    <style:style style:name="gr29" style:family="graphic" style:parent-style-name="standard">
      <style:graphic-properties svg:stroke-width="0.1cm" svg:stroke-color="#000000" draw:marker-start-width="0.3cm" draw:marker-end-width="0.3cm" draw:fill-color="#ffffff" draw:textarea-horizontal-align="justify" draw:textarea-vertical-align="middle" draw:auto-grow-height="false" fo:min-height="1.116cm" fo:min-width="0.865cm" fo:padding-top="0.175cm" fo:padding-bottom="0.175cm" fo:padding-left="0.3cm" fo:padding-right="0.3cm"/>
    </style:style>
    <style:style style:name="gr30" style:family="graphic" style:parent-style-name="standard">
      <style:graphic-properties svg:stroke-width="0.1cm" svg:stroke-color="#ff3333" draw:marker-start-width="0.15cm" draw:marker-end-width="0.15cm" draw:fill-color="#ffffff" draw:textarea-horizontal-align="justify" draw:textarea-vertical-align="middle" draw:auto-grow-height="false" fo:min-height="0.749cm" fo:min-width="0.501cm" fo:padding-top="0.175cm" fo:padding-bottom="0.175cm" fo:padding-left="0.3cm" fo:padding-right="0.3cm"/>
    </style:style>
    <style:style style:name="gr31" style:family="graphic" style:parent-style-name="standard">
      <style:graphic-properties draw:stroke="dash" draw:stroke-dash="Fine_20_Dashed" svg:stroke-width="0.1cm" svg:stroke-color="#ff3333" draw:marker-start-width="0.15cm" draw:marker-end-width="0.15cm" draw:fill-color="#ffffff" draw:textarea-horizontal-align="justify" draw:textarea-vertical-align="middle" draw:auto-grow-height="false" fo:min-height="0.749cm" fo:min-width="0.501cm" fo:padding-top="0.175cm" fo:padding-bottom="0.175cm" fo:padding-left="0.3cm" fo:padding-right="0.3cm"/>
    </style:style>
    <style:style style:name="gr32" style:family="graphic" style:parent-style-name="standard">
      <style:graphic-properties svg:stroke-color="#000000" draw:fill-color="#ffffff" draw:textarea-horizontal-align="justify" draw:textarea-vertical-align="middle" draw:auto-grow-height="false" fo:min-height="1.59cm" fo:min-width="1.34cm"/>
    </style:style>
    <style:style style:name="gr33" style:family="graphic" style:parent-style-name="objectwithoutfill">
      <style:graphic-properties draw:marker-end="Arrow" draw:marker-end-width="0.3cm" draw:fill="none" draw:textarea-vertical-align="middle"/>
    </style:style>
    <style:style style:name="gr34" style:family="graphic" style:parent-style-name="standard">
      <style:graphic-properties svg:stroke-color="#000000" draw:fill-color="#000000" draw:textarea-vertical-align="middle" draw:auto-grow-height="false" fo:min-height="1.382cm" fo:min-width="1.229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981cm"/>
    </style:style>
    <style:style style:name="gr36" style:family="graphic" style:parent-style-name="objectwithoutfill">
      <style:graphic-properties draw:marker-end="Arrow" draw:marker-end-width="0.3cm" draw:fill="none" draw:fill-color="#000000" draw:textarea-vertical-align="middle"/>
    </style:style>
    <style:style style:name="gr37" style:family="graphic" style:parent-style-name="standard">
      <style:graphic-properties svg:stroke-color="#000000" draw:fill-color="#000000" draw:textarea-vertical-align="middle" draw:auto-grow-height="false" fo:min-height="1.383cm" fo:min-width="1.227cm"/>
    </style:style>
    <style:style style:name="gr38" style:family="graphic" style:parent-style-name="objectwithoutfill">
      <style:graphic-properties draw:marker-end="Arrow" draw:marker-end-width="0.3cm" draw:fill="none" draw:textarea-vertical-align="middle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151cm"/>
    </style:style>
    <style:style style:name="gr40" style:family="graphic" style:parent-style-name="objectwithoutfill">
      <style:graphic-properties draw:fill="none" draw:textarea-vertical-align="middle"/>
    </style:style>
    <style:style style:name="gr41" style:family="graphic" style:parent-style-name="standard">
      <style:graphic-properties svg:stroke-color="#000000" draw:fill-color="#ffffff" draw:textarea-horizontal-align="justify" draw:textarea-vertical-align="middle" draw:auto-grow-height="false" fo:min-height="2.751cm" fo:min-width="0cm"/>
    </style:style>
    <style:style style:name="gr42" style:family="graphic" style:parent-style-name="standard">
      <style:graphic-properties draw:stroke="dash" draw:stroke-dash="Line_20_Style_20_2" svg:stroke-color="#000000" draw:fill-color="#ffffff" draw:textarea-horizontal-align="justify" draw:textarea-vertical-align="middle" draw:auto-grow-height="false" fo:min-height="2.751cm" fo:min-width="0.5cm"/>
    </style:style>
    <style:style style:name="gr43" style:family="graphic" style:parent-style-name="standard">
      <style:graphic-properties draw:stroke="dash" draw:stroke-dash="Line_20_Style_20_2" svg:stroke-color="#000000" draw:fill-color="#ffffff" draw:textarea-horizontal-align="justify" draw:textarea-vertical-align="middle" draw:auto-grow-height="false" fo:min-height="2.751cm" fo:min-width="1.1cm"/>
    </style:style>
    <style:style style:name="gr44" style:family="graphic" style:parent-style-name="standard">
      <style:graphic-properties draw:stroke="dash" draw:stroke-dash="Line_20_Style_20_2" svg:stroke-color="#000000" draw:fill-color="#ffffff" draw:textarea-horizontal-align="justify" draw:textarea-vertical-align="middle" draw:auto-grow-height="false" fo:min-height="2.751cm" fo:min-width="0cm"/>
    </style:style>
    <style:style style:name="gr45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46" style:family="graphic" style:parent-style-name="standard">
      <style:graphic-properties svg:stroke-color="#000000" draw:fill-color="#ffffff" draw:textarea-horizontal-align="justify" draw:textarea-vertical-align="middle" draw:auto-grow-height="false" fo:min-height="0.951cm" fo:min-width="0cm"/>
    </style:style>
    <style:style style:name="gr47" style:family="graphic" style:parent-style-name="standard">
      <style:graphic-properties svg:stroke-color="#ffffff" draw:fill-color="#ffffff" fo:min-height="1.745cm"/>
    </style:style>
    <style:style style:name="gr48" style:family="graphic" style:parent-style-name="standard">
      <style:graphic-properties draw:stroke="dash" draw:stroke-dash="Line_20_Style_20_2" svg:stroke-color="#000000" draw:fill-color="#ffffff" draw:textarea-horizontal-align="justify" draw:textarea-vertical-align="middle" draw:auto-grow-height="false" fo:min-height="0.951cm" fo:min-width="0cm"/>
    </style:style>
    <style:style style:name="gr49" style:family="graphic" style:parent-style-name="standard">
      <style:graphic-properties draw:stroke="none" draw:fill="none" fo:min-height="1.745cm"/>
    </style:style>
    <style:style style:name="gr50" style:family="graphic" style:parent-style-name="无填充且无边框的对象">
      <style:graphic-properties draw:textarea-vertical-align="middle" draw:ole-draw-aspect="1" style:protect="size"/>
    </style:style>
    <style:style style:name="gr51" style:family="graphic" style:parent-style-name="objectwithoutfill">
      <style:graphic-properties draw:stroke="dash" draw:stroke-dash="Line_20_Style_20_2" draw:fill="none" draw:textarea-vertical-align="middle"/>
    </style:style>
    <style:style style:name="gr52" style:family="graphic" style:parent-style-name="standard">
      <style:graphic-properties svg:stroke-color="#000000" draw:fill-color="#ffffff" draw:textarea-horizontal-align="justify" draw:textarea-vertical-align="middle" draw:auto-grow-height="false" fo:min-height="0.752cm" fo:min-width="0cm"/>
    </style:style>
    <style:style style:name="gr53" style:family="graphic" style:parent-style-name="standard">
      <style:graphic-properties svg:stroke-color="#000000" draw:fill-color="#ffffff" draw:textarea-horizontal-align="justify" draw:textarea-vertical-align="middle" draw:auto-grow-height="false" fo:min-height="0.752cm" fo:min-width="2.5cm"/>
    </style:style>
    <style:style style:name="gr54" style:family="graphic" style:parent-style-name="standard">
      <style:graphic-properties svg:stroke-color="#000000" draw:fill-color="#ffffff" draw:textarea-horizontal-align="justify" draw:textarea-vertical-align="middle" draw:auto-grow-height="false" fo:min-height="0.752cm" fo:min-width="0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1.678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2.037cm"/>
    </style:style>
    <style:style style:name="gr57" style:family="graphic" style:parent-style-name="standard">
      <style:graphic-properties draw:stroke="dash" draw:stroke-dash="Line_20_Style_20_2" svg:stroke-color="#000000" draw:fill-color="#ffffff" draw:textarea-horizontal-align="justify" draw:textarea-vertical-align="middle" draw:auto-grow-height="false" fo:min-height="0.752cm" fo:min-width="2.5cm"/>
    </style:style>
    <style:style style:name="gr58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60" style:family="graphic" style:parent-style-name="objectwithoutfill">
      <style:graphic-properties svg:stroke-width="0.05cm" draw:marker-start-width="0.365cm" draw:marker-end="Arrow" draw:marker-end-width="0.465cm" draw:fill="none" draw:textarea-vertical-align="middle" fo:padding-top="0.15cm" fo:padding-bottom="0.15cm" fo:padding-left="0.275cm" fo:padding-right="0.275cm"/>
    </style:style>
    <style:style style:name="gr61" style:family="graphic" style:parent-style-name="objectwithoutfill">
      <style:graphic-properties svg:stroke-width="0.05cm" draw:marker-start-width="0.355cm" draw:marker-end="Arrow" draw:marker-end-width="0.455cm" draw:fill="none" draw:textarea-vertical-align="middle" fo:padding-top="0.15cm" fo:padding-bottom="0.15cm" fo:padding-left="0.275cm" fo:padding-right="0.275cm"/>
    </style:style>
    <style:style style:name="gr62" style:family="graphic" style:parent-style-name="objectwithoutfill">
      <style:graphic-properties draw:stroke="dash" draw:stroke-dash="Line_20_Style_20_2" svg:stroke-width="0.05cm" draw:marker-start-width="0.155cm" draw:marker-end-width="0.155cm" draw:fill="none" draw:textarea-vertical-align="middle" fo:padding-top="0.15cm" fo:padding-bottom="0.15cm" fo:padding-left="0.275cm" fo:padding-right="0.275cm"/>
    </style:style>
    <style:style style:name="gr63" style:family="graphic" style:parent-style-name="standard">
      <style:graphic-properties svg:stroke-width="0.05cm" svg:stroke-color="#000000" draw:marker-start-width="0.08cm" draw:marker-end-width="0.08cm" draw:fill-color="#ffffff" draw:textarea-horizontal-align="justify" draw:textarea-vertical-align="middle" draw:auto-grow-height="false" fo:min-height="0.395cm" fo:min-width="0.45cm" fo:padding-top="0.15cm" fo:padding-bottom="0.15cm" fo:padding-left="0.275cm" fo:padding-right="0.275cm"/>
    </style:style>
    <style:style style:name="gr64" style:family="graphic" style:parent-style-name="standard">
      <style:graphic-properties draw:stroke="dash" draw:stroke-dash="Line_20_Style_20_2" svg:stroke-width="0.05cm" svg:stroke-color="#000000" draw:marker-start-width="0.155cm" draw:marker-end-width="0.155cm" draw:fill-color="#ffffff" draw:textarea-horizontal-align="justify" draw:textarea-vertical-align="middle" draw:auto-grow-height="false" fo:min-height="0.395cm" fo:min-width="0.45cm" fo:padding-top="0.15cm" fo:padding-bottom="0.15cm" fo:padding-left="0.275cm" fo:padding-right="0.275cm"/>
    </style:style>
    <style:style style:name="gr65" style:family="graphic" style:parent-style-name="standard">
      <style:graphic-properties svg:stroke-width="0.05cm" svg:stroke-color="#000000" draw:marker-start-width="0.155cm" draw:marker-end-width="0.155cm" draw:fill-color="#ffffff" draw:textarea-horizontal-align="justify" draw:textarea-vertical-align="middle" draw:auto-grow-height="false" fo:min-height="0.395cm" fo:min-width="0.45cm" fo:padding-top="0.15cm" fo:padding-bottom="0.15cm" fo:padding-left="0.275cm" fo:padding-right="0.275cm"/>
    </style:style>
    <style:style style:name="gr66" style:family="graphic" style:parent-style-name="standard">
      <style:graphic-properties draw:stroke="dash" draw:stroke-dash="Line_20_Style_20_2" svg:stroke-width="0.05cm" svg:stroke-color="#000000" draw:marker-start-width="0.08cm" draw:marker-end-width="0.08cm" draw:fill-color="#ffffff" draw:textarea-horizontal-align="justify" draw:textarea-vertical-align="middle" draw:auto-grow-height="false" fo:min-height="0.395cm" fo:min-width="0.45cm" fo:padding-top="0.15cm" fo:padding-bottom="0.15cm" fo:padding-left="0.275cm" fo:padding-right="0.275cm"/>
    </style:style>
    <style:style style:name="gr67" style:family="graphic" style:parent-style-name="standard">
      <style:graphic-properties svg:stroke-width="0.05cm" svg:stroke-color="#000000" draw:marker-start-width="0.08cm" draw:marker-end-width="0.08cm" draw:fill-color="#ffffff" draw:textarea-horizontal-align="justify" draw:textarea-vertical-align="middle" draw:auto-grow-height="false" fo:min-height="0.395cm" fo:min-width="2.45cm" fo:padding-top="0.15cm" fo:padding-bottom="0.15cm" fo:padding-left="0.275cm" fo:padding-right="0.275cm"/>
    </style:style>
    <style:style style:name="gr68" style:family="graphic" style:parent-style-name="standard">
      <style:graphic-properties svg:stroke-width="0.05cm" svg:stroke-color="#000000" draw:marker-start-width="0.08cm" draw:marker-end-width="0.08cm" draw:fill-color="#ffffff" draw:textarea-horizontal-align="justify" draw:textarea-vertical-align="middle" draw:auto-grow-height="false" fo:min-height="0.395cm" fo:min-width="4.25cm" fo:padding-top="0.15cm" fo:padding-bottom="0.15cm" fo:padding-left="0.275cm" fo:padding-right="0.275cm"/>
    </style:style>
    <style:style style:name="gr69" style:family="graphic" style:parent-style-name="standard">
      <style:graphic-properties draw:stroke="dash" draw:stroke-dash="Line_20_Style_20_2" svg:stroke-width="0.05cm" svg:stroke-color="#000000" draw:marker-start-width="0.155cm" draw:marker-end-width="0.155cm" draw:fill-color="#ffffff" draw:textarea-horizontal-align="justify" draw:textarea-vertical-align="middle" draw:auto-grow-height="false" fo:min-height="0.395cm" fo:min-width="2.45cm" fo:padding-top="0.15cm" fo:padding-bottom="0.15cm" fo:padding-left="0.275cm" fo:padding-right="0.275cm"/>
    </style:style>
    <style:style style:name="gr70" style:family="graphic" style:parent-style-name="objectwithoutfill">
      <style:graphic-properties draw:stroke="dash" draw:stroke-dash="Line_20_Style_20_2" svg:stroke-width="0.05cm" svg:stroke-color="#000000" draw:marker-start-width="0.155cm" draw:marker-end-width="0.155cm" draw:fill="none" draw:fill-color="#ffffff" draw:textarea-vertical-align="middle" fo:padding-top="0.15cm" fo:padding-bottom="0.15cm" fo:padding-left="0.275cm" fo:padding-right="0.275cm"/>
    </style:style>
    <style:style style:name="gr71" style:family="graphic" style:parent-style-name="standard">
      <style:graphic-properties svg:stroke-color="#000000" draw:fill-color="#ffffff" draw:textarea-horizontal-align="justify" draw:textarea-vertical-align="middle" draw:auto-grow-height="false" fo:min-height="0.445cm" fo:min-width="2.5cm"/>
    </style:style>
    <style:style style:name="gr72" style:family="graphic" style:parent-style-name="standard">
      <style:graphic-properties draw:stroke="dash" draw:stroke-dash="Line_20_Style_20_2" svg:stroke-color="#000000" draw:fill-color="#ffffff" draw:textarea-horizontal-align="justify" draw:textarea-vertical-align="middle" draw:auto-grow-height="false" fo:min-height="0.445cm" fo:min-width="2.5cm"/>
    </style:style>
    <style:style style:name="gr73" style:family="graphic" style:parent-style-name="standard">
      <style:graphic-properties svg:stroke-color="#000000" draw:fill-color="#ffffff" draw:textarea-horizontal-align="justify" draw:textarea-vertical-align="middle" draw:auto-grow-height="false" fo:min-height="0.445cm" fo:min-width="0.5cm"/>
    </style:style>
    <style:style style:name="gr74" style:family="graphic" style:parent-style-name="standard">
      <style:graphic-properties draw:stroke="dash" draw:stroke-dash="Line_20_Style_20_2" svg:stroke-color="#000000" draw:fill-color="#ffffff" draw:textarea-horizontal-align="justify" draw:textarea-vertical-align="middle" draw:auto-grow-height="false" fo:min-height="0.445cm" fo:min-width="0.5cm"/>
    </style:style>
    <style:style style:name="gr75" style:family="graphic" style:parent-style-name="objectwithoutfill">
      <style:graphic-properties draw:stroke="dash" draw:stroke-dash="Line_20_Style_20_2" svg:stroke-color="#000000" draw:fill="none" draw:fill-color="#ffffff" draw:textarea-vertical-align="middle"/>
    </style:style>
    <style:style style:name="gr76" style:family="graphic" style:parent-style-name="standard">
      <style:graphic-properties draw:stroke="dash" draw:stroke-dash="Line_20_Style_20_2" svg:stroke-color="#000000" draw:fill-color="#ffffff" draw:textarea-horizontal-align="justify" draw:textarea-vertical-align="middle" draw:auto-grow-height="false" fo:min-height="0.445cm" fo:min-width="3.003cm"/>
    </style:style>
    <style:style style:name="gr77" style:family="graphic" style:parent-style-name="standard">
      <style:graphic-properties svg:stroke-color="#000000" draw:fill-color="#ffffff" draw:textarea-horizontal-align="justify" draw:textarea-vertical-align="middle" draw:auto-grow-height="false" fo:min-height="0.445cm" fo:min-width="0.925cm"/>
    </style:style>
    <style:style style:name="gr78" style:family="graphic" style:parent-style-name="standard">
      <style:graphic-properties svg:stroke-color="#ffffff" draw:fill-color="#ffffff" draw:textarea-horizontal-align="justify" draw:textarea-vertical-align="middle" draw:auto-grow-height="false" fo:min-height="1.951cm" fo:min-width="3.1cm"/>
    </style:style>
    <style:style style:name="gr79" style:family="graphic" style:parent-style-name="standard">
      <style:graphic-properties draw:stroke="solid" svg:stroke-width="0.1cm" svg:stroke-color="#000000" draw:marker-start-width="0cm" draw:marker-end-width="0cm" draw:stroke-linejoin="miter" draw:fill="none" draw:textarea-vertical-align="middle" draw:auto-grow-height="true" draw:fit-to-size="false" fo:min-height="0cm" fo:min-width="0cm" fo:padding-top="0.015cm" fo:padding-bottom="0.015cm" fo:padding-left="0.015cm" fo:padding-right="0.015cm" fo:wrap-option="wrap"/>
    </style:style>
    <style:style style:name="gr80" style:family="graphic" style:parent-style-name="standard" style:list-style-name="L3">
      <style:graphic-properties draw:stroke="none" svg:stroke-width="0.035cm" draw:stroke-linejoin="miter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81" style:family="graphic" style:parent-style-name="standard" style:list-style-name="L3">
      <style:graphic-properties draw:stroke="none" svg:stroke-width="0.035cm" draw:stroke-linejoin="miter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82" style:family="graphic" style:parent-style-name="standard" style:list-style-name="L3">
      <style:graphic-properties draw:stroke="none" svg:stroke-width="0.035cm" draw:stroke-linejoin="miter" draw:fill="none" draw:fill-color="#000000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83" style:family="graphic" style:parent-style-name="standard">
      <style:graphic-properties draw:stroke="solid" svg:stroke-width="0.035cm" svg:stroke-color="#000000" draw:stroke-linejoin="miter" draw:fill="solid" draw:fill-color="#000000" draw:textarea-vertical-align="middle" draw:auto-grow-height="true" draw:fit-to-size="false" fo:min-height="0cm" fo:min-width="0cm" fo:padding-top="0.141cm" fo:padding-bottom="0.141cm" fo:padding-left="0.141cm" fo:padding-right="0.141cm" fo:wrap-option="wrap"/>
    </style:style>
    <style:style style:name="gr84" style:family="graphic" style:parent-style-name="objectwithoutfill">
      <style:graphic-properties svg:stroke-width="0.1cm" draw:marker-start-width="0.5cm" draw:marker-end="Arrow" draw:marker-end-width="0.6cm" draw:fill="none" draw:fill-color="#000000" draw:textarea-vertical-align="middle" fo:padding-top="0.175cm" fo:padding-bottom="0.175cm" fo:padding-left="0.3cm" fo:padding-right="0.3cm"/>
    </style:style>
    <style:style style:name="gr85" style:family="graphic" style:parent-style-name="standard">
      <style:graphic-properties svg:stroke-color="#000000" draw:fill-color="#ffffff" draw:textarea-horizontal-align="justify" draw:textarea-vertical-align="middle" draw:auto-grow-height="false" fo:min-height="1.151cm" fo:min-width="4.7cm"/>
    </style:style>
    <style:style style:name="gr86" style:family="graphic" style:parent-style-name="standard">
      <style:graphic-properties svg:stroke-color="#000000" draw:fill-color="#ffffff" draw:textarea-horizontal-align="justify" draw:textarea-vertical-align="middle" draw:auto-grow-height="false" fo:min-height="2.751cm" fo:min-width="4.5cm"/>
    </style:style>
    <style:style style:name="gr87" style:family="graphic" style:parent-style-name="standard">
      <style:graphic-properties svg:stroke-color="#000000" draw:fill-color="#ffffff" draw:textarea-horizontal-align="justify" draw:textarea-vertical-align="middle" draw:auto-grow-height="false" fo:min-height="5.752cm" fo:min-width="4.3cm"/>
    </style:style>
    <style:style style:name="gr88" style:family="graphic" style:parent-style-name="standard">
      <style:graphic-properties svg:stroke-color="#000000" draw:fill-color="#ffffff" draw:textarea-horizontal-align="justify" draw:textarea-vertical-align="middle" draw:auto-grow-height="false" fo:min-height="6.752cm" fo:min-width="4.5cm"/>
    </style:style>
    <style:style style:name="pr1" style:family="presentation" style:parent-style-name="默认-notes">
      <style:graphic-properties draw:fill-color="#ffffff" draw:auto-grow-height="true" fo:min-height="13.364cm"/>
    </style:style>
    <style:style style:name="co1" style:family="table-column">
      <style:table-column-properties style:column-width="2.402cm" style:use-optimal-column-width="false"/>
    </style:style>
    <style:style style:name="co2" style:family="table-column">
      <style:table-column-properties style:column-width="3.083cm" style:use-optimal-column-width="false"/>
    </style:style>
    <style:style style:name="co3" style:family="table-column">
      <style:table-column-properties style:column-width="2.864cm" style:use-optimal-column-width="false"/>
    </style:style>
    <style:style style:name="co4" style:family="table-column">
      <style:table-column-properties style:column-width="2.319cm" style:use-optimal-column-width="false"/>
    </style:style>
    <style:style style:name="co5" style:family="table-column">
      <style:table-column-properties style:column-width="4.006cm" style:use-optimal-column-width="false"/>
    </style:style>
    <style:style style:name="co6" style:family="table-column">
      <style:table-column-properties style:column-width="2.179cm" style:use-optimal-column-width="false"/>
    </style:style>
    <style:style style:name="co7" style:family="table-column">
      <style:table-column-properties style:column-width="3.339cm" style:use-optimal-column-width="false"/>
    </style:style>
    <style:style style:name="co8" style:family="table-column">
      <style:table-column-properties style:column-width="2.669cm" style:use-optimal-column-width="false"/>
    </style:style>
    <style:style style:name="co9" style:family="table-column">
      <style:table-column-properties style:column-width="2.147cm" style:use-optimal-column-width="false"/>
    </style:style>
    <style:style style:name="co10" style:family="table-column">
      <style:table-column-properties style:column-width="2.853cm" style:use-optimal-column-width="false"/>
    </style:style>
    <style:style style:name="co11" style:family="table-column">
      <style:table-column-properties style:column-width="2.945cm" style:use-optimal-column-width="false"/>
    </style:style>
    <style:style style:name="co12" style:family="table-column">
      <style:table-column-properties style:column-width="3.559cm" style:use-optimal-column-width="false"/>
    </style:style>
    <style:style style:name="ro1" style:family="table-row">
      <style:table-row-properties style:row-height="1.63cm"/>
    </style:style>
    <style:style style:name="ce1" style:family="table-cell">
      <loext:graphic-properties draw:fill-color="#ffffff" draw:textarea-vertical-align="middle"/>
      <style:paragraph-properties fo:border="0.03pt solid #000000"/>
      <style:text-properties fo:color="#000000" fo:font-size="15pt" style:font-size-asian="15pt" style:font-size-complex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8pt" fo:font-style="normal" fo:font-weight="bold" style:font-size-asian="18pt" style:font-size-complex="18pt"/>
    </style:style>
    <style:style style:name="P5" style:family="paragraph">
      <loext:graphic-properties draw:fill-color="#ffffff"/>
      <style:paragraph-properties fo:text-align="center"/>
      <style:text-properties fo:color="#ff3333" fo:font-size="18pt" fo:font-style="normal" fo:font-weight="bold" fo:background-color="transparent" style:font-size-asian="18pt" style:font-weight-asian="bold" style:font-size-complex="18pt"/>
    </style:style>
    <style:style style:name="P6" style:family="paragraph">
      <loext:graphic-properties draw:fill-color="#ffffff"/>
      <style:paragraph-properties fo:text-align="center"/>
      <style:text-properties fo:color="#ff3333" fo:font-size="18pt" fo:font-weight="bold" fo:background-color="transparent" style:font-size-asian="18pt" style:font-weight-asian="bold" style:font-size-complex="18pt"/>
    </style:style>
    <style:style style:name="P7" style:family="paragraph">
      <loext:graphic-properties draw:fill="none"/>
      <style:paragraph-properties fo:text-align="center"/>
      <style:text-properties fo:font-style="normal" fo:font-weight="bold" style:font-size-asian="18pt" style:font-size-complex="18pt"/>
    </style:style>
    <style:style style:name="P8" style:family="paragraph">
      <loext:graphic-properties draw:fill="none" draw:fill-color="#ffffff"/>
      <style:text-properties fo:font-size="15pt" style:font-size-asian="18pt" style:font-size-complex="18pt"/>
    </style:style>
    <style:style style:name="P9" style:family="paragraph">
      <loext:graphic-properties draw:fill-color="#ffffff"/>
    </style:style>
    <style:style style:name="P10" style:family="paragraph">
      <loext:graphic-properties draw:fill-color="#ffffff"/>
      <style:paragraph-properties fo:text-align="center"/>
      <style:text-properties fo:font-size="18pt"/>
    </style:style>
    <style:style style:name="P11" style:family="paragraph">
      <loext:graphic-properties draw:fill="none"/>
      <style:paragraph-properties fo:text-align="center"/>
      <style:text-properties fo:font-size="18pt"/>
    </style:style>
    <style:style style:name="P12" style:family="paragraph">
      <loext:graphic-properties draw:fill-color="#000000"/>
      <style:paragraph-properties fo:text-align="center"/>
      <style:text-properties fo:color="#000000" fo:font-size="18pt" fo:background-color="transparent" style:font-size-asian="18pt" style:font-size-complex="18pt"/>
    </style:style>
    <style:style style:name="P13" style:family="paragraph">
      <loext:graphic-properties draw:fill="none" draw:fill-color="#ffffff"/>
      <style:text-properties fo:font-size="18pt"/>
    </style:style>
    <style:style style:name="P14" style:family="paragraph">
      <loext:graphic-properties draw:fill="none" draw:fill-color="#000000"/>
      <style:paragraph-properties fo:text-align="center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-color="#ffffff"/>
      <style:text-properties fo:font-size="15pt" style:font-size-asian="15pt" style:font-size-complex="18pt"/>
    </style:style>
    <style:style style:name="P18" style:family="paragraph">
      <loext:graphic-properties draw:fill="none"/>
      <style:text-properties fo:font-size="15pt" style:font-size-asian="15pt" style:font-size-complex="18pt"/>
    </style:style>
    <style:style style:name="P19" style:family="paragraph">
      <loext:graphic-properties draw:fill-color="#ffffff"/>
      <style:paragraph-properties fo:text-align="center"/>
      <style:text-properties fo:font-size="12pt" style:font-size-asian="18pt" style:font-size-complex="18pt"/>
    </style:style>
    <style:style style:name="P20" style:family="paragraph">
      <loext:graphic-properties draw:fill-color="#ffffff"/>
      <style:paragraph-properties fo:text-align="center"/>
      <style:text-properties style:font-size-asian="18pt"/>
    </style:style>
    <style:style style:name="P21" style:family="paragraph">
      <loext:graphic-properties draw:fill="none" draw:fill-color="#ffffff"/>
      <style:text-properties style:font-size-asian="18pt"/>
    </style:style>
    <style:style style:name="P22" style:family="paragraph">
      <loext:graphic-properties draw:fill-color="#ffffff"/>
      <style:paragraph-properties fo:text-align="center"/>
      <style:text-properties fo:font-size="12pt" style:font-size-asian="15pt" style:font-size-complex="18pt"/>
    </style:style>
    <style:style style:name="P23" style:family="paragraph">
      <loext:graphic-properties draw:fill="none" draw:fill-color="#ffffff"/>
      <style:paragraph-properties fo:text-align="center"/>
    </style:style>
    <style:style style:name="P24" style:family="paragraph">
      <loext:graphic-properties draw:fill-color="#ffffff"/>
      <style:paragraph-properties fo:text-align="center"/>
      <style:text-properties fo:font-size="10pt" style:font-size-asian="18pt" style:font-size-complex="18pt"/>
    </style:style>
    <style:style style:name="P25" style:family="paragraph">
      <loext:graphic-properties draw:fill="none" draw:fill-color="#ffffff"/>
      <style:text-properties fo:font-size="37.7999992370605pt" style:font-size-asian="8.60000038146973pt"/>
    </style:style>
    <style:style style:name="P26" style:family="paragraph">
      <loext:graphic-properties draw:fill-color="#ffffff"/>
      <style:paragraph-properties fo:text-align="center"/>
      <style:text-properties fo:font-size="12pt" style:font-size-asian="12pt" style:font-size-complex="18pt"/>
    </style:style>
    <style:style style:name="P27" style:family="paragraph">
      <loext:graphic-properties draw:fill="none"/>
      <style:paragraph-properties fo:text-align="start" style:font-independent-line-spacing="true"/>
      <style:text-properties fo:font-size="50pt"/>
    </style:style>
    <style:style style:name="P28" style:family="paragraph">
      <style:paragraph-properties fo:margin-top="0cm" fo:margin-bottom="0cm" fo:line-height="100%" fo:text-align="start"/>
      <style:text-properties fo:font-size="44pt" style:font-size-asian="20pt" style:font-size-complex="54pt"/>
    </style:style>
    <style:style style:name="P29" style:family="paragraph">
      <loext:graphic-properties draw:fill="none"/>
      <style:paragraph-properties fo:margin-top="0cm" fo:margin-bottom="0cm" fo:line-height="100%" fo:text-align="start" style:font-independent-line-spacing="true"/>
      <style:text-properties fo:color="#000000" fo:font-size="44pt" style:font-size-asian="20pt" style:font-size-complex="54pt"/>
    </style:style>
    <style:style style:name="P30" style:family="paragraph">
      <loext:graphic-properties draw:fill="none" draw:fill-color="#000000"/>
      <style:paragraph-properties fo:margin-top="0cm" fo:margin-bottom="0cm" fo:line-height="100%" fo:text-align="start" style:font-independent-line-spacing="true"/>
      <style:text-properties fo:color="#000000" fo:font-size="44pt" style:font-size-asian="20pt" style:font-size-complex="54pt"/>
    </style:style>
    <style:style style:name="P31" style:family="paragraph">
      <loext:graphic-properties draw:fill="solid" draw:fill-color="#000000"/>
      <style:paragraph-properties fo:text-align="start" style:font-independent-line-spacing="true"/>
      <style:text-properties fo:font-size="50pt"/>
    </style:style>
    <style:style style:name="T1" style:family="text">
      <style:text-properties fo:font-size="18pt" fo:font-style="normal" fo:font-weight="bold" style:font-size-asian="18pt" style:font-size-complex="18pt"/>
    </style:style>
    <style:style style:name="T2" style:family="text">
      <style:text-properties fo:color="#ff3333" fo:font-size="18pt" fo:font-style="normal" fo:font-weight="bold" fo:background-color="transparent" style:font-size-asian="18pt" style:font-weight-asian="bold" style:font-size-complex="18pt"/>
    </style:style>
    <style:style style:name="T3" style:family="text">
      <style:text-properties fo:color="#ff3333" fo:font-size="18pt" fo:font-weight="bold" fo:background-color="transparent" style:font-size-asian="18pt" style:font-weight-asian="bold" style:font-size-complex="18pt"/>
    </style:style>
    <style:style style:name="T4" style:family="text">
      <style:text-properties fo:font-size="15pt" style:font-size-asian="18pt" style:font-size-complex="18pt"/>
    </style:style>
    <style:style style:name="T5" style:family="text">
      <style:text-properties fo:font-size="18pt"/>
    </style:style>
    <style:style style:name="T6" style:family="text">
      <style:text-properties fo:font-size="15pt" style:font-size-asian="15pt" style:font-size-complex="18pt"/>
    </style:style>
    <style:style style:name="T7" style:family="text">
      <style:text-properties fo:font-size="12pt" style:font-size-asian="18pt" style:font-size-complex="18pt"/>
    </style:style>
    <style:style style:name="T8" style:family="text">
      <style:text-properties style:font-size-asian="18pt"/>
    </style:style>
    <style:style style:name="T9" style:family="text">
      <style:text-properties fo:font-size="12pt" style:font-size-asian="15pt" style:font-size-complex="18pt"/>
    </style:style>
    <style:style style:name="T10" style:family="text">
      <style:text-properties fo:font-size="10pt" style:font-size-asian="18pt" style:font-size-complex="18pt"/>
    </style:style>
    <style:style style:name="T11" style:family="text">
      <style:text-properties fo:font-size="37.7999992370605pt" style:font-size-asian="8.60000038146973pt"/>
    </style:style>
    <style:style style:name="T12" style:family="text">
      <style:text-properties fo:font-size="12pt" style:font-size-asian="12pt" style:font-size-complex="18pt"/>
    </style:style>
    <style:style style:name="T13" style:family="text">
      <style:text-properties fo:color="#000000" fo:font-size="15pt" style:font-size-asian="15pt" style:font-size-complex="18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微软雅黑2" fo:font-size="44pt" fo:letter-spacing="normal" fo:font-style="normal" style:text-underline-style="none" fo:font-weight="normal" style:font-name-asian="微软雅黑2" style:font-size-asian="20pt" style:font-style-asian="normal" style:font-weight-asian="normal" style:font-name-complex="微软雅黑2" style:font-size-complex="5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4f576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draw:g draw:name="组合 3">
          <draw:custom-shape draw:name="CustomShape 7" draw:style-name="gr1" draw:text-style-name="P1" draw:layer="layout" svg:width="1.796cm" svg:height="1.796cm" svg:x="38.103cm" svg:y="27.97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19" draw:style-name="gr2" draw:text-style-name="P1" draw:layer="layout" svg:width="1.796cm" svg:height="1.796cm" svg:x="41.796cm" svg:y="8.9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20" draw:style-name="gr2" draw:text-style-name="P1" draw:layer="layout" svg:width="1.796cm" svg:height="1.796cm" svg:x="58.003cm" svg:y="8.9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21" draw:style-name="gr3" draw:text-style-name="P1" draw:layer="layout" svg:width="1.796cm" svg:height="1.796cm" svg:x="42.06cm" svg:y="31.8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下箭头 14" draw:style-name="gr4" draw:text-style-name="P2" draw:layer="layout" svg:width="2.709cm" svg:height="18.106cm" svg:x="41.603cm" svg:y="12.27cm">
            <text:p/>
            <draw:enhanced-geometry draw:mirror-horizontal="false" draw:mirror-vertical="false" svg:viewBox="0 0 0 0" draw:text-areas="?f8 0 ?f9 ?f12" draw:type="ooxml-downArrow" draw:modifiers="50000 107889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CustomShape 21" draw:style-name="gr5" draw:text-style-name="P1" draw:layer="layout" svg:width="1.796cm" svg:height="1.795cm" svg:x="58.003cm" svg:y="31.90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下箭头 40" draw:style-name="gr4" draw:text-style-name="P2" draw:layer="layout" svg:width="2.709cm" svg:height="18.106cm" svg:x="57.546cm" svg:y="12.27cm">
            <text:p/>
            <draw:enhanced-geometry draw:mirror-horizontal="false" draw:mirror-vertical="false" svg:viewBox="0 0 0 0" draw:text-areas="?f8 0 ?f9 ?f12" draw:type="ooxml-downArrow" draw:modifiers="50000 107889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CustomShape 7" draw:style-name="gr6" draw:text-style-name="P1" draw:layer="layout" svg:width="1.796cm" svg:height="1.795cm" svg:x="46.001cm" svg:y="11.87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7" draw:style-name="gr1" draw:text-style-name="P1" draw:layer="layout" svg:width="1.796cm" svg:height="1.796cm" svg:x="54.001cm" svg:y="11.81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7" draw:style-name="gr1" draw:text-style-name="P1" draw:layer="layout" svg:width="1.796cm" svg:height="1.796cm" svg:x="62.001cm" svg:y="11.81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7" draw:style-name="gr1" draw:text-style-name="P1" draw:layer="layout" svg:width="1.796cm" svg:height="1.796cm" svg:x="38.046cm" svg:y="19.84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7" draw:style-name="gr1" draw:text-style-name="P1" draw:layer="layout" svg:width="1.796cm" svg:height="1.796cm" svg:x="46.399cm" svg:y="19.84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7" draw:style-name="gr1" draw:text-style-name="P1" draw:layer="layout" svg:width="1.796cm" svg:height="1.796cm" svg:x="54.001cm" svg:y="19.84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7" draw:style-name="gr1" draw:text-style-name="P1" draw:layer="layout" svg:width="1.796cm" svg:height="1.796cm" svg:x="62.152cm" svg:y="19.84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7" draw:style-name="gr1" draw:text-style-name="P1" draw:layer="layout" svg:width="1.796cm" svg:height="1.796cm" svg:x="46.399cm" svg:y="27.97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7" draw:style-name="gr6" draw:text-style-name="P1" draw:layer="layout" svg:width="1.796cm" svg:height="1.795cm" svg:x="38.001cm" svg:y="11.87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7" draw:style-name="gr1" draw:text-style-name="P1" draw:layer="layout" svg:width="1.796cm" svg:height="1.796cm" svg:x="54.001cm" svg:y="27.97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7" draw:style-name="gr1" draw:text-style-name="P1" draw:layer="layout" svg:width="1.796cm" svg:height="1.796cm" svg:x="62.001cm" svg:y="27.97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组合 3">
          <draw:custom-shape draw:name="CustomShape 7" draw:style-name="gr1" draw:text-style-name="P1" draw:layer="layout" svg:width="1.796cm" svg:height="1.796cm" svg:x="38.103cm" svg:y="27.97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19" draw:style-name="gr2" draw:text-style-name="P1" draw:layer="layout" svg:width="1.796cm" svg:height="1.796cm" svg:x="41.796cm" svg:y="8.9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20" draw:style-name="gr2" draw:text-style-name="P1" draw:layer="layout" svg:width="1.796cm" svg:height="1.796cm" svg:x="58.003cm" svg:y="8.9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21" draw:style-name="gr3" draw:text-style-name="P1" draw:layer="layout" svg:width="1.796cm" svg:height="1.796cm" svg:x="42.06cm" svg:y="31.8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下箭头 14" draw:style-name="gr4" draw:text-style-name="P2" draw:layer="layout" svg:width="2.709cm" svg:height="18.106cm" svg:x="41.603cm" svg:y="12.27cm">
            <text:p/>
            <draw:enhanced-geometry draw:mirror-horizontal="false" draw:mirror-vertical="false" svg:viewBox="0 0 0 0" draw:text-areas="?f8 0 ?f9 ?f12" draw:type="ooxml-downArrow" draw:modifiers="50000 107889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CustomShape 21" draw:style-name="gr5" draw:text-style-name="P1" draw:layer="layout" svg:width="1.796cm" svg:height="1.795cm" svg:x="58.003cm" svg:y="31.90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下箭头 40" draw:style-name="gr4" draw:text-style-name="P2" draw:layer="layout" svg:width="2.709cm" svg:height="18.106cm" svg:x="57.546cm" svg:y="12.27cm">
            <text:p/>
            <draw:enhanced-geometry draw:mirror-horizontal="false" draw:mirror-vertical="false" svg:viewBox="0 0 0 0" draw:text-areas="?f8 0 ?f9 ?f12" draw:type="ooxml-downArrow" draw:modifiers="50000 107889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CustomShape 7" draw:style-name="gr6" draw:text-style-name="P1" draw:layer="layout" svg:width="1.796cm" svg:height="1.795cm" svg:x="46.001cm" svg:y="11.87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7" draw:style-name="gr1" draw:text-style-name="P1" draw:layer="layout" svg:width="1.796cm" svg:height="1.796cm" svg:x="54.001cm" svg:y="11.81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7" draw:style-name="gr1" draw:text-style-name="P1" draw:layer="layout" svg:width="1.796cm" svg:height="1.796cm" svg:x="62.001cm" svg:y="11.81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7" draw:style-name="gr1" draw:text-style-name="P1" draw:layer="layout" svg:width="1.796cm" svg:height="1.796cm" svg:x="38.046cm" svg:y="19.84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7" draw:style-name="gr1" draw:text-style-name="P1" draw:layer="layout" svg:width="1.796cm" svg:height="1.796cm" svg:x="46.399cm" svg:y="19.84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7" draw:style-name="gr1" draw:text-style-name="P1" draw:layer="layout" svg:width="1.796cm" svg:height="1.796cm" svg:x="54.001cm" svg:y="19.84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7" draw:style-name="gr1" draw:text-style-name="P1" draw:layer="layout" svg:width="1.796cm" svg:height="1.796cm" svg:x="62.152cm" svg:y="19.84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7" draw:style-name="gr1" draw:text-style-name="P1" draw:layer="layout" svg:width="1.796cm" svg:height="1.796cm" svg:x="46.399cm" svg:y="27.97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7" draw:style-name="gr6" draw:text-style-name="P1" draw:layer="layout" svg:width="1.796cm" svg:height="1.795cm" svg:x="38.001cm" svg:y="11.87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7" draw:style-name="gr1" draw:text-style-name="P1" draw:layer="layout" svg:width="1.796cm" svg:height="1.796cm" svg:x="54.001cm" svg:y="27.97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7" draw:style-name="gr1" draw:text-style-name="P1" draw:layer="layout" svg:width="1.796cm" svg:height="1.796cm" svg:x="62.001cm" svg:y="27.97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组合 3">
          <draw:custom-shape draw:name="CustomShape 7" draw:style-name="gr1" draw:text-style-name="P1" draw:layer="layout" svg:width="1.796cm" svg:height="1.796cm" svg:x="38.103cm" svg:y="27.97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19" draw:style-name="gr2" draw:text-style-name="P1" draw:layer="layout" svg:width="1.796cm" svg:height="1.796cm" svg:x="41.796cm" svg:y="8.9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20" draw:style-name="gr2" draw:text-style-name="P1" draw:layer="layout" svg:width="1.796cm" svg:height="1.796cm" svg:x="58.003cm" svg:y="8.9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21" draw:style-name="gr3" draw:text-style-name="P1" draw:layer="layout" svg:width="1.796cm" svg:height="1.796cm" svg:x="42.06cm" svg:y="31.8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下箭头 14" draw:style-name="gr4" draw:text-style-name="P2" draw:layer="layout" svg:width="2.709cm" svg:height="18.106cm" svg:x="41.603cm" svg:y="12.27cm">
            <text:p/>
            <draw:enhanced-geometry draw:mirror-horizontal="false" draw:mirror-vertical="false" svg:viewBox="0 0 0 0" draw:text-areas="?f8 0 ?f9 ?f12" draw:type="ooxml-downArrow" draw:modifiers="50000 107889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CustomShape 21" draw:style-name="gr5" draw:text-style-name="P1" draw:layer="layout" svg:width="1.796cm" svg:height="1.795cm" svg:x="58.003cm" svg:y="31.90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下箭头 40" draw:style-name="gr4" draw:text-style-name="P2" draw:layer="layout" svg:width="2.709cm" svg:height="18.106cm" svg:x="57.546cm" svg:y="12.27cm">
            <text:p/>
            <draw:enhanced-geometry draw:mirror-horizontal="false" draw:mirror-vertical="false" svg:viewBox="0 0 0 0" draw:text-areas="?f8 0 ?f9 ?f12" draw:type="ooxml-downArrow" draw:modifiers="50000 107889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CustomShape 7" draw:style-name="gr6" draw:text-style-name="P1" draw:layer="layout" svg:width="1.796cm" svg:height="1.795cm" svg:x="46.001cm" svg:y="11.87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7" draw:style-name="gr1" draw:text-style-name="P1" draw:layer="layout" svg:width="1.796cm" svg:height="1.796cm" svg:x="54.001cm" svg:y="11.81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7" draw:style-name="gr1" draw:text-style-name="P1" draw:layer="layout" svg:width="1.796cm" svg:height="1.796cm" svg:x="62.001cm" svg:y="11.81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7" draw:style-name="gr1" draw:text-style-name="P1" draw:layer="layout" svg:width="1.796cm" svg:height="1.796cm" svg:x="38.046cm" svg:y="19.84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7" draw:style-name="gr1" draw:text-style-name="P1" draw:layer="layout" svg:width="1.796cm" svg:height="1.796cm" svg:x="46.399cm" svg:y="19.84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7" draw:style-name="gr1" draw:text-style-name="P1" draw:layer="layout" svg:width="1.796cm" svg:height="1.796cm" svg:x="54.001cm" svg:y="19.84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7" draw:style-name="gr1" draw:text-style-name="P1" draw:layer="layout" svg:width="1.796cm" svg:height="1.796cm" svg:x="62.152cm" svg:y="19.84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7" draw:style-name="gr1" draw:text-style-name="P1" draw:layer="layout" svg:width="1.796cm" svg:height="1.796cm" svg:x="46.399cm" svg:y="27.97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7" draw:style-name="gr6" draw:text-style-name="P1" draw:layer="layout" svg:width="1.796cm" svg:height="1.795cm" svg:x="38.001cm" svg:y="11.87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7" draw:style-name="gr1" draw:text-style-name="P1" draw:layer="layout" svg:width="1.796cm" svg:height="1.796cm" svg:x="54.001cm" svg:y="27.97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7" draw:style-name="gr1" draw:text-style-name="P1" draw:layer="layout" svg:width="1.796cm" svg:height="1.796cm" svg:x="62.001cm" svg:y="27.97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组合 3">
          <draw:custom-shape draw:name="CustomShape 7" draw:style-name="gr1" draw:text-style-name="P1" draw:layer="layout" svg:width="1.796cm" svg:height="1.796cm" svg:x="35.703cm" svg:y="25.07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19" draw:style-name="gr2" draw:text-style-name="P1" draw:layer="layout" svg:width="1.796cm" svg:height="1.796cm" svg:x="39.396cm" svg:y="6.0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20" draw:style-name="gr2" draw:text-style-name="P1" draw:layer="layout" svg:width="1.796cm" svg:height="1.796cm" svg:x="55.603cm" svg:y="6.0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21" draw:style-name="gr3" draw:text-style-name="P1" draw:layer="layout" svg:width="1.796cm" svg:height="1.796cm" svg:x="39.66cm" svg:y="28.9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下箭头 14" draw:style-name="gr4" draw:text-style-name="P2" draw:layer="layout" svg:width="2.709cm" svg:height="18.106cm" svg:x="39.203cm" svg:y="9.37cm">
            <text:p/>
            <draw:enhanced-geometry draw:mirror-horizontal="false" draw:mirror-vertical="false" svg:viewBox="0 0 0 0" draw:text-areas="?f8 0 ?f9 ?f12" draw:type="ooxml-downArrow" draw:modifiers="50000 107889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CustomShape 21" draw:style-name="gr5" draw:text-style-name="P1" draw:layer="layout" svg:width="1.796cm" svg:height="1.795cm" svg:x="55.603cm" svg:y="29.00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下箭头 40" draw:style-name="gr4" draw:text-style-name="P2" draw:layer="layout" svg:width="2.709cm" svg:height="18.106cm" svg:x="55.146cm" svg:y="9.37cm">
            <text:p/>
            <draw:enhanced-geometry draw:mirror-horizontal="false" draw:mirror-vertical="false" svg:viewBox="0 0 0 0" draw:text-areas="?f8 0 ?f9 ?f12" draw:type="ooxml-downArrow" draw:modifiers="50000 107889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CustomShape 7" draw:style-name="gr6" draw:text-style-name="P1" draw:layer="layout" svg:width="1.796cm" svg:height="1.795cm" svg:x="43.601cm" svg:y="8.97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7" draw:style-name="gr1" draw:text-style-name="P1" draw:layer="layout" svg:width="1.796cm" svg:height="1.796cm" svg:x="51.601cm" svg:y="8.91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7" draw:style-name="gr1" draw:text-style-name="P1" draw:layer="layout" svg:width="1.796cm" svg:height="1.796cm" svg:x="59.601cm" svg:y="8.91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7" draw:style-name="gr1" draw:text-style-name="P1" draw:layer="layout" svg:width="1.796cm" svg:height="1.796cm" svg:x="35.646cm" svg:y="16.94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7" draw:style-name="gr1" draw:text-style-name="P1" draw:layer="layout" svg:width="1.796cm" svg:height="1.796cm" svg:x="43.999cm" svg:y="16.94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7" draw:style-name="gr1" draw:text-style-name="P1" draw:layer="layout" svg:width="1.796cm" svg:height="1.796cm" svg:x="51.601cm" svg:y="16.94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7" draw:style-name="gr1" draw:text-style-name="P1" draw:layer="layout" svg:width="1.796cm" svg:height="1.796cm" svg:x="59.752cm" svg:y="16.94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7" draw:style-name="gr1" draw:text-style-name="P1" draw:layer="layout" svg:width="1.796cm" svg:height="1.796cm" svg:x="43.999cm" svg:y="25.07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7" draw:style-name="gr6" draw:text-style-name="P1" draw:layer="layout" svg:width="1.796cm" svg:height="1.795cm" svg:x="35.601cm" svg:y="8.97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7" draw:style-name="gr1" draw:text-style-name="P1" draw:layer="layout" svg:width="1.796cm" svg:height="1.796cm" svg:x="51.601cm" svg:y="25.07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7" draw:style-name="gr1" draw:text-style-name="P1" draw:layer="layout" svg:width="1.796cm" svg:height="1.796cm" svg:x="59.601cm" svg:y="25.07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CustomShape 7" draw:style-name="gr1" draw:text-style-name="P1" draw:layer="layout" svg:width="1.796cm" svg:height="1.796cm" svg:x="35.703cm" svg:y="25.0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" draw:style-name="gr2" draw:text-style-name="P1" draw:layer="layout" svg:width="1.796cm" svg:height="1.796cm" svg:x="39.396cm" svg:y="6.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0" draw:style-name="gr2" draw:text-style-name="P1" draw:layer="layout" svg:width="1.796cm" svg:height="1.796cm" svg:x="55.603cm" svg:y="6.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1" draw:style-name="gr3" draw:text-style-name="P1" draw:layer="layout" svg:width="1.796cm" svg:height="1.796cm" svg:x="39.66cm" svg:y="28.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下箭头 14" draw:style-name="gr4" draw:text-style-name="P2" draw:layer="layout" svg:width="2.709cm" svg:height="18.106cm" svg:x="39.203cm" svg:y="9.37cm">
          <text:p/>
          <draw:enhanced-geometry draw:mirror-horizontal="false" draw:mirror-vertical="false" svg:viewBox="0 0 0 0" draw:text-areas="?f8 0 ?f9 ?f12" draw:type="ooxml-downArrow" draw:modifiers="50000 107889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CustomShape 21" draw:style-name="gr3" draw:text-style-name="P1" draw:layer="layout" svg:width="1.796cm" svg:height="1.796cm" svg:x="55.603cm" svg:y="29.0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下箭头 40" draw:style-name="gr4" draw:text-style-name="P2" draw:layer="layout" svg:width="2.709cm" svg:height="18.106cm" svg:x="55.146cm" svg:y="9.37cm">
          <text:p/>
          <draw:enhanced-geometry draw:mirror-horizontal="false" draw:mirror-vertical="false" svg:viewBox="0 0 0 0" draw:text-areas="?f8 0 ?f9 ?f12" draw:type="ooxml-downArrow" draw:modifiers="50000 107889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CustomShape 7" draw:style-name="gr1" draw:text-style-name="P1" draw:layer="layout" svg:width="1.796cm" svg:height="1.796cm" svg:x="43.601cm" svg:y="8.9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1" draw:text-style-name="P1" draw:layer="layout" svg:width="1.796cm" svg:height="1.796cm" svg:x="51.601cm" svg:y="8.91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1" draw:text-style-name="P1" draw:layer="layout" svg:width="1.796cm" svg:height="1.796cm" svg:x="59.601cm" svg:y="8.91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1" draw:text-style-name="P1" draw:layer="layout" svg:width="1.796cm" svg:height="1.796cm" svg:x="35.646cm" svg:y="16.9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1" draw:text-style-name="P1" draw:layer="layout" svg:width="1.796cm" svg:height="1.796cm" svg:x="43.999cm" svg:y="16.9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1" draw:text-style-name="P1" draw:layer="layout" svg:width="1.796cm" svg:height="1.796cm" svg:x="51.601cm" svg:y="16.9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1" draw:text-style-name="P1" draw:layer="layout" svg:width="1.796cm" svg:height="1.796cm" svg:x="59.752cm" svg:y="16.9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1" draw:text-style-name="P1" draw:layer="layout" svg:width="1.796cm" svg:height="1.796cm" svg:x="43.999cm" svg:y="25.0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1" draw:text-style-name="P1" draw:layer="layout" svg:width="1.796cm" svg:height="1.796cm" svg:x="35.601cm" svg:y="8.9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1" draw:text-style-name="P1" draw:layer="layout" svg:width="1.796cm" svg:height="1.796cm" svg:x="51.601cm" svg:y="25.0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1" draw:text-style-name="P1" draw:layer="layout" svg:width="1.796cm" svg:height="1.796cm" svg:x="59.601cm" svg:y="25.0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7" draw:text-style-name="P4" draw:layer="layout" svg:width="2.118cm" svg:height="2.118cm" svg:x="4cm" svg:y="2.121cm">
          <text:p text:style-name="P3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2.118cm" svg:height="2.117cm" svg:x="4cm" svg:y="7.415cm">
          <text:p text:style-name="P3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2.118cm" svg:height="2.117cm" svg:x="4cm" svg:y="12.711cm">
          <text:p text:style-name="P3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2.117cm" svg:height="2.118cm" svg:x="9.295cm" svg:y="2.121cm">
          <text:p text:style-name="P3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2.117cm" svg:height="2.117cm" svg:x="9.295cm" svg:y="7.415cm">
          <text:p text:style-name="P3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2.117cm" svg:height="2.117cm" svg:x="9.295cm" svg:y="12.711cm">
          <text:p text:style-name="P3"><text:span text:style-name="T1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1.588cm" svg:height="1.587cm" svg:x="6.647cm" svg:y="0.8cm">
          <text:p text:style-name="P3"><text:span text:style-name="T2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1.588cm" svg:height="1.587cm" svg:x="6.647cm" svg:y="15.359cm">
          <text:p text:style-name="P3"><text:span text:style-name="T3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7" draw:layer="layout" svg:x1="7.441cm" svg:y1="2.387cm" svg:x2="7.441cm" svg:y2="15.358cm">
          <text:p/>
        </draw:line>
        <draw:line draw:style-name="gr14" draw:text-style-name="P7" draw:layer="layout" svg:x1="6.118cm" svg:y1="3.181cm" svg:x2="6.647cm" svg:y2="1.593cm">
          <text:p/>
        </draw:line>
        <draw:line draw:style-name="gr14" draw:text-style-name="P7" draw:layer="layout" svg:x1="9.294cm" svg:y1="2.917cm" svg:x2="8.235cm" svg:y2="1.593cm">
          <text:p/>
        </draw:line>
        <draw:line draw:style-name="gr14" draw:text-style-name="P7" draw:layer="layout" svg:x1="6.118cm" svg:y1="8.477cm" svg:x2="6.912cm" svg:y2="2.124cm">
          <text:p/>
        </draw:line>
        <draw:line draw:style-name="gr14" draw:text-style-name="P7" draw:layer="layout" svg:x1="9.295cm" svg:y1="8.477cm" svg:x2="7.971cm" svg:y2="2.124cm">
          <text:p/>
        </draw:line>
        <draw:line draw:style-name="gr15" draw:text-style-name="P7" draw:layer="layout" svg:x1="5.853cm" svg:y1="14.565cm" svg:x2="6.647cm" svg:y2="16.153cm">
          <text:p/>
        </draw:line>
        <draw:line draw:style-name="gr15" draw:text-style-name="P7" draw:layer="layout" svg:x1="9.559cm" svg:y1="14.565cm" svg:x2="8.235cm" svg:y2="16.153cm">
          <text:p/>
        </draw:line>
        <draw:line draw:style-name="gr15" draw:text-style-name="P7" draw:layer="layout" svg:x1="6.118cm" svg:y1="8.475cm" svg:x2="6.912cm" svg:y2="15.622cm">
          <text:p/>
        </draw:line>
        <draw:line draw:style-name="gr15" draw:text-style-name="P7" draw:layer="layout" svg:x1="9.295cm" svg:y1="8.475cm" svg:x2="7.971cm" svg:y2="15.887cm">
          <text:p/>
        </draw:line>
        <draw:custom-shape draw:style-name="gr9" draw:text-style-name="P4" draw:layer="layout" svg:width="2.117cm" svg:height="2.118cm" svg:x="14.589cm" svg:y="2.121cm">
          <text:p text:style-name="P3"><text:span text:style-name="T1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2.117cm" svg:height="2.117cm" svg:x="14.589cm" svg:y="7.415cm">
          <text:p text:style-name="P3"><text:span text:style-name="T1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2.117cm" svg:height="2.117cm" svg:x="14.589cm" svg:y="12.711cm">
          <text:p text:style-name="P3"><text:span text:style-name="T1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2.118cm" svg:height="2.118cm" svg:x="19.882cm" svg:y="2.121cm">
          <text:p text:style-name="P3"><text:span text:style-name="T1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2.118cm" svg:height="2.117cm" svg:x="19.882cm" svg:y="7.415cm">
          <text:p text:style-name="P3"><text:span text:style-name="T1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2.118cm" svg:height="2.117cm" svg:x="19.882cm" svg:y="12.711cm">
          <text:p text:style-name="P3"><text:span text:style-name="T1">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1.589cm" svg:height="1.587cm" svg:x="17.235cm" svg:y="0.8cm">
          <text:p text:style-name="P3"><text:span text:style-name="T2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draw:layer="layout" svg:width="1.589cm" svg:height="1.587cm" svg:x="17.235cm" svg:y="15.359cm">
          <text:p text:style-name="P3"><text:span text:style-name="T3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7" draw:layer="layout" svg:x1="18.03cm" svg:y1="2.387cm" svg:x2="18.03cm" svg:y2="15.358cm">
          <text:p/>
        </draw:line>
        <draw:line draw:style-name="gr14" draw:text-style-name="P7" draw:layer="layout" svg:x1="16.706cm" svg:y1="3.181cm" svg:x2="17.235cm" svg:y2="1.593cm">
          <text:p/>
        </draw:line>
        <draw:line draw:style-name="gr14" draw:text-style-name="P7" draw:layer="layout" svg:x1="19.883cm" svg:y1="2.917cm" svg:x2="18.824cm" svg:y2="1.593cm">
          <text:p/>
        </draw:line>
        <draw:line draw:style-name="gr14" draw:text-style-name="P7" draw:layer="layout" svg:x1="16.706cm" svg:y1="8.477cm" svg:x2="17.5cm" svg:y2="2.124cm">
          <text:p/>
        </draw:line>
        <draw:line draw:style-name="gr14" draw:text-style-name="P7" draw:layer="layout" svg:x1="19.883cm" svg:y1="8.477cm" svg:x2="18.559cm" svg:y2="2.124cm">
          <text:p/>
        </draw:line>
        <draw:line draw:style-name="gr15" draw:text-style-name="P7" draw:layer="layout" svg:x1="16.441cm" svg:y1="14.565cm" svg:x2="17.235cm" svg:y2="16.153cm">
          <text:p/>
        </draw:line>
        <draw:line draw:style-name="gr15" draw:text-style-name="P7" draw:layer="layout" svg:x1="20.148cm" svg:y1="14.565cm" svg:x2="18.824cm" svg:y2="16.153cm">
          <text:p/>
        </draw:line>
        <draw:line draw:style-name="gr15" draw:text-style-name="P7" draw:layer="layout" svg:x1="16.706cm" svg:y1="8.475cm" svg:x2="17.5cm" svg:y2="15.622cm">
          <text:p/>
        </draw:line>
        <draw:line draw:style-name="gr15" draw:text-style-name="P7" draw:layer="layout" svg:x1="19.883cm" svg:y1="8.475cm" svg:x2="18.559cm" svg:y2="15.887cm">
          <text:p/>
        </draw:line>
        <draw:custom-shape draw:style-name="gr18" draw:text-style-name="P6" draw:layer="layout" svg:width="1.153cm" svg:height="1.152cm" svg:x="4.612cm" svg:y="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8" draw:layer="layout" svg:width="5.374cm" svg:height="1.427cm" svg:x="5.765cm" svg:y="18cm">
          <draw:text-box>
            <text:p><text:span text:style-name="T4">Initial position of mobile node</text:span></text:p>
          </draw:text-box>
        </draw:frame>
        <draw:custom-shape draw:style-name="gr20" draw:text-style-name="P6" draw:layer="layout" svg:width="1.153cm" svg:height="1.152cm" svg:x="11.583cm" svg:y="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8" draw:layer="layout" svg:width="5.374cm" svg:height="1.427cm" svg:x="13.026cm" svg:y="18cm">
          <draw:text-box>
            <text:p><text:span text:style-name="T4">Final position of mobile node</text:span></text:p>
          </draw:text-box>
        </draw:frame>
        <draw:custom-shape draw:style-name="gr21" draw:text-style-name="P6" draw:layer="layout" svg:width="1.153cm" svg:height="1.152cm" svg:x="18.4cm" svg:y="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8" draw:layer="layout" svg:width="5.374cm" svg:height="1.186cm" svg:x="20cm" svg:y="18.2cm">
          <draw:text-box>
            <text:p><text:span text:style-name="T4">Static node</text:span></text:p>
          </draw:text-box>
        </draw:frame>
        <presentation:notes draw:style-name="dp2">
          <draw:page-thumbnail draw:style-name="gr23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1">
        <draw:custom-shape draw:style-name="gr24" draw:text-style-name="P4" draw:layer="layout" svg:width="2.071cm" svg:height="2.071cm" svg:x="4.096cm" svg:y="12.856cm">
          <text:p text:style-name="P3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4" draw:layer="layout" svg:width="2.073cm" svg:height="2.072cm" svg:x="9.275cm" svg:y="2.496cm">
          <text:p text:style-name="P3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4" draw:layer="layout" svg:width="2.073cm" svg:height="2.072cm" svg:x="9.275cm" svg:y="7.676cm">
          <text:p text:style-name="P3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draw:layer="layout" svg:width="2.073cm" svg:height="2.071cm" svg:x="9.275cm" svg:y="12.856cm">
          <text:p text:style-name="P3"><text:span text:style-name="T1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5" draw:layer="layout" svg:width="1.554cm" svg:height="1.553cm" svg:x="6.686cm" svg:y="1.2cm">
          <text:p text:style-name="P3"><text:span text:style-name="T2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5" draw:layer="layout" svg:width="1.554cm" svg:height="1.553cm" svg:x="6.686cm" svg:y="15.447cm">
          <text:p text:style-name="P3"><text:span text:style-name="T2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7" draw:layer="layout" svg:x1="7.463cm" svg:y1="2.755cm" svg:x2="7.463cm" svg:y2="15.448cm">
          <text:p/>
        </draw:line>
        <draw:line draw:style-name="gr14" draw:text-style-name="P7" draw:layer="layout" svg:x1="9.276cm" svg:y1="3.273cm" svg:x2="8.24cm" svg:y2="1.978cm">
          <text:p/>
        </draw:line>
        <draw:line draw:style-name="gr14" draw:text-style-name="P7" draw:layer="layout" svg:x1="9.276cm" svg:y1="8.712cm" svg:x2="7.981cm" svg:y2="2.495cm">
          <text:p/>
        </draw:line>
        <draw:line draw:style-name="gr15" draw:text-style-name="P7" draw:layer="layout" svg:x1="5.909cm" svg:y1="14.67cm" svg:x2="6.686cm" svg:y2="16.224cm">
          <text:p/>
        </draw:line>
        <draw:line draw:style-name="gr15" draw:text-style-name="P7" draw:layer="layout" svg:x1="9.535cm" svg:y1="14.67cm" svg:x2="8.24cm" svg:y2="16.224cm">
          <text:p/>
        </draw:line>
        <draw:line draw:style-name="gr15" draw:text-style-name="P7" draw:layer="layout" svg:x1="6.168cm" svg:y1="8.97cm" svg:x2="6.945cm" svg:y2="15.706cm">
          <text:p/>
        </draw:line>
        <draw:line draw:style-name="gr15" draw:text-style-name="P7" draw:layer="layout" svg:x1="9.276cm" svg:y1="8.97cm" svg:x2="7.981cm" svg:y2="15.965cm">
          <text:p/>
        </draw:line>
        <draw:custom-shape draw:style-name="gr29" draw:text-style-name="P4" draw:layer="layout" svg:width="2.071cm" svg:height="2.072cm" svg:x="14.457cm" svg:y="2.496cm">
          <text:p text:style-name="P3"><text:span text:style-name="T1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" draw:layer="layout" svg:width="2.071cm" svg:height="2.072cm" svg:x="14.457cm" svg:y="7.676cm">
          <text:p text:style-name="P3"><text:span text:style-name="T1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draw:layer="layout" svg:width="2.071cm" svg:height="2.071cm" svg:x="14.457cm" svg:y="12.856cm">
          <text:p text:style-name="P3"><text:span text:style-name="T1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4" draw:layer="layout" svg:width="2.073cm" svg:height="2.072cm" svg:x="19.637cm" svg:y="2.496cm">
          <text:p text:style-name="P3"><text:span text:style-name="T1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4" draw:layer="layout" svg:width="2.073cm" svg:height="2.072cm" svg:x="19.637cm" svg:y="7.676cm">
          <text:p text:style-name="P3"><text:span text:style-name="T1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draw:layer="layout" svg:width="2.073cm" svg:height="2.071cm" svg:x="19.637cm" svg:y="12.856cm">
          <text:p text:style-name="P3"><text:span text:style-name="T1">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5" draw:layer="layout" svg:width="1.554cm" svg:height="1.553cm" svg:x="17.047cm" svg:y="1.2cm">
          <text:p text:style-name="P3"><text:span text:style-name="T2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5" draw:layer="layout" svg:width="1.554cm" svg:height="1.553cm" svg:x="17.047cm" svg:y="15.447cm">
          <text:p text:style-name="P3"><text:span text:style-name="T2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7" draw:layer="layout" svg:x1="17.824cm" svg:y1="2.755cm" svg:x2="17.824cm" svg:y2="15.448cm">
          <text:p/>
        </draw:line>
        <draw:line draw:style-name="gr14" draw:text-style-name="P7" draw:layer="layout" svg:x1="16.529cm" svg:y1="3.532cm" svg:x2="17.047cm" svg:y2="1.978cm">
          <text:p/>
        </draw:line>
        <draw:line draw:style-name="gr14" draw:text-style-name="P7" draw:layer="layout" svg:x1="19.637cm" svg:y1="3.273cm" svg:x2="18.601cm" svg:y2="1.978cm">
          <text:p/>
        </draw:line>
        <draw:line draw:style-name="gr14" draw:text-style-name="P7" draw:layer="layout" svg:x1="16.529cm" svg:y1="8.712cm" svg:x2="17.306cm" svg:y2="2.495cm">
          <text:p/>
        </draw:line>
        <draw:line draw:style-name="gr14" draw:text-style-name="P7" draw:layer="layout" svg:x1="19.637cm" svg:y1="8.712cm" svg:x2="18.342cm" svg:y2="2.495cm">
          <text:p/>
        </draw:line>
        <draw:line draw:style-name="gr15" draw:text-style-name="P7" draw:layer="layout" svg:x1="16.27cm" svg:y1="14.67cm" svg:x2="17.047cm" svg:y2="16.224cm">
          <text:p/>
        </draw:line>
        <draw:line draw:style-name="gr15" draw:text-style-name="P7" draw:layer="layout" svg:x1="19.896cm" svg:y1="14.67cm" svg:x2="18.601cm" svg:y2="16.224cm">
          <text:p/>
        </draw:line>
        <draw:line draw:style-name="gr15" draw:text-style-name="P7" draw:layer="layout" svg:x1="16.529cm" svg:y1="8.713cm" svg:x2="17.306cm" svg:y2="15.707cm">
          <text:p/>
        </draw:line>
        <draw:line draw:style-name="gr15" draw:text-style-name="P7" draw:layer="layout" svg:x1="19.637cm" svg:y1="8.713cm" svg:x2="18.342cm" svg:y2="15.966cm">
          <text:p/>
        </draw:line>
        <draw:custom-shape draw:style-name="gr30" draw:text-style-name="P5" draw:layer="layout" svg:width="1.555cm" svg:height="1.553cm" svg:x="11.865cm" svg:y="15.447cm">
          <text:p text:style-name="P3"><text:span text:style-name="T2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5" draw:layer="layout" svg:width="1.555cm" svg:height="1.553cm" svg:x="11.865cm" svg:y="1.2cm">
          <text:p text:style-name="P3"><text:span text:style-name="T2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7" draw:layer="layout" svg:x1="11.348cm" svg:y1="8.711cm" svg:x2="12.124cm" svg:y2="15.705cm">
          <text:p/>
        </draw:line>
        <draw:line draw:style-name="gr14" draw:text-style-name="P7" draw:layer="layout" svg:x1="11.348cm" svg:y1="13.893cm" svg:x2="11.865cm" svg:y2="16.224cm">
          <text:p/>
        </draw:line>
        <draw:line draw:style-name="gr14" draw:text-style-name="P7" draw:layer="layout" svg:x1="14.456cm" svg:y1="8.711cm" svg:x2="13.16cm" svg:y2="15.705cm">
          <text:p/>
        </draw:line>
        <draw:line draw:style-name="gr14" draw:text-style-name="P7" draw:layer="layout" svg:x1="14.456cm" svg:y1="13.893cm" svg:x2="13.419cm" svg:y2="16.224cm">
          <text:p/>
        </draw:line>
        <draw:line draw:style-name="gr15" draw:text-style-name="P7" draw:layer="layout" svg:x1="11.348cm" svg:y1="3.53cm" svg:x2="11.865cm" svg:y2="1.976cm">
          <text:p/>
        </draw:line>
        <draw:line draw:style-name="gr15" draw:text-style-name="P7" draw:layer="layout" svg:x1="14.456cm" svg:y1="3.53cm" svg:x2="13.419cm" svg:y2="1.976cm">
          <text:p/>
        </draw:line>
        <draw:line draw:style-name="gr15" draw:text-style-name="P7" draw:layer="layout" svg:x1="11.348cm" svg:y1="8.711cm" svg:x2="12.124cm" svg:y2="2.494cm">
          <text:p/>
        </draw:line>
        <draw:line draw:style-name="gr15" draw:text-style-name="P7" draw:layer="layout" svg:x1="14.456cm" svg:y1="8.712cm" svg:x2="13.419cm" svg:y2="2.495cm">
          <text:p/>
        </draw:line>
        <draw:line draw:style-name="gr13" draw:text-style-name="P7" draw:layer="layout" svg:x1="12.642cm" svg:y1="15.446cm" svg:x2="12.642cm" svg:y2="2.753cm">
          <text:p/>
        </draw:line>
        <draw:custom-shape draw:style-name="gr26" draw:text-style-name="P4" draw:layer="layout" svg:width="2.073cm" svg:height="2.071cm" svg:x="4.096cm" svg:y="2.662cm">
          <text:p text:style-name="P3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4" draw:layer="layout" svg:width="2.073cm" svg:height="2.072cm" svg:x="4.096cm" svg:y="7.842cm">
          <text:p text:style-name="P3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7" draw:layer="layout" svg:x1="6.169cm" svg:y1="3.696cm" svg:x2="6.686cm" svg:y2="2.142cm">
          <text:p/>
        </draw:line>
        <draw:line draw:style-name="gr15" draw:text-style-name="P7" draw:layer="layout" svg:x1="6.169cm" svg:y1="8.877cm" svg:x2="6.945cm" svg:y2="2.66cm">
          <text:p/>
        </draw:line>
        <draw:custom-shape draw:style-name="gr18" draw:text-style-name="P6" draw:layer="layout" svg:width="1.153cm" svg:height="1.152cm" svg:x="4.587cm" svg:y="17.9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8" draw:layer="layout" svg:width="5.374cm" svg:height="1.427cm" svg:x="5.74cm" svg:y="17.975cm">
          <draw:text-box>
            <text:p><text:span text:style-name="T4">Initial position of mobile node</text:span></text:p>
          </draw:text-box>
        </draw:frame>
        <draw:custom-shape draw:style-name="gr20" draw:text-style-name="P6" draw:layer="layout" svg:width="1.153cm" svg:height="1.152cm" svg:x="11.558cm" svg:y="17.9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8" draw:layer="layout" svg:width="5.374cm" svg:height="1.427cm" svg:x="13.001cm" svg:y="17.975cm">
          <draw:text-box>
            <text:p><text:span text:style-name="T4">Final position of mobile node</text:span></text:p>
          </draw:text-box>
        </draw:frame>
        <draw:custom-shape draw:style-name="gr21" draw:text-style-name="P6" draw:layer="layout" svg:width="1.153cm" svg:height="1.152cm" svg:x="18.375cm" svg:y="17.9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8" draw:layer="layout" svg:width="5.374cm" svg:height="1.186cm" svg:x="19.975cm" svg:y="18.175cm">
          <draw:text-box>
            <text:p><text:span text:style-name="T4">Static node</text:span></text:p>
          </draw:text-box>
        </draw:frame>
        <presentation:notes draw:style-name="dp2">
          <draw:page-thumbnail draw:style-name="gr23" draw:layer="layout" svg:width="14.848cm" svg:height="11.136cm" svg:x="3.075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1">
        <draw:custom-shape draw:style-name="gr32" draw:text-style-name="P10" draw:layer="layout" svg:width="2.6cm" svg:height="2.602cm" svg:x="8.6cm" svg:y="8.998cm">
          <text:p text:style-name="P3"><text:span text:style-name="T5">ID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layout" svg:width="2.6cm" svg:height="2.602cm" svg:x="14.6cm" svg:y="8.859cm">
          <text:p text:style-name="P3"><text:span text:style-name="T5">REC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layout" svg:width="2.6cm" svg:height="2.602cm" svg:x="18cm" svg:y="4.798cm">
          <text:p text:style-name="P3"><text:span text:style-name="T5">COL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1" draw:layer="layout" svg:x1="11.2cm" svg:y1="10.199cm" svg:x2="14.8cm" svg:y2="10.199cm">
          <text:p text:style-name="P3"><text:span text:style-name="T5">1</text:span></text:p>
        </draw:line>
        <draw:line draw:style-name="gr33" draw:text-style-name="P11" draw:layer="layout" svg:x1="16.8cm" svg:y1="9.198cm" svg:x2="18.4cm" svg:y2="7.198cm">
          <text:p text:style-name="P3"><text:span text:style-name="T5">2</text:span></text:p>
        </draw:line>
        <draw:custom-shape draw:style-name="gr34" draw:text-style-name="P12" draw:layer="layout" svg:width="1.728cm" svg:height="1.631cm" draw:transform="skewX (0.0459021593274508) rotate (-2.19824219288686) translate (19.091cm 10.06cm)">
          <text:p/>
          <draw:enhanced-geometry svg:viewBox="0 0 21600 21600" draw:mirror-horizontal="false" draw:mirror-vertical="false" draw:text-areas="0 0 21600 21600" draw:type="circular-arrow" draw:modifiers="76.7657681091711 15.3921340749782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35" draw:text-style-name="P13" draw:layer="layout" svg:width="0.8cm" svg:height="1.231cm" svg:x="17.6cm" svg:y="9.836cm">
          <draw:text-box>
            <text:p><text:span text:style-name="T5">3</text:span></text:p>
          </draw:text-box>
        </draw:frame>
        <draw:custom-shape draw:style-name="gr34" draw:text-style-name="P12" draw:layer="layout" svg:width="1.728cm" svg:height="1.631cm" draw:transform="skewX (0.0459021593274508) rotate (-2.19824219288686) translate (22.491cm 6.02cm)">
          <text:p/>
          <draw:enhanced-geometry svg:viewBox="0 0 21600 21600" draw:mirror-horizontal="false" draw:mirror-vertical="false" draw:text-areas="0 0 21600 21600" draw:type="circular-arrow" draw:modifiers="76.7657681091711 15.3921340749782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35" draw:text-style-name="P13" draw:layer="layout" svg:width="0.8cm" svg:height="1.231cm" svg:x="21cm" svg:y="5.798cm">
          <draw:text-box>
            <text:p><text:span text:style-name="T5">4</text:span></text:p>
          </draw:text-box>
        </draw:frame>
        <draw:line draw:style-name="gr36" draw:text-style-name="P14" draw:layer="layout" svg:x1="14.6cm" svg:y1="10.599cm" svg:x2="11.2cm" svg:y2="10.599cm">
          <text:p/>
        </draw:line>
        <draw:line draw:style-name="gr36" draw:text-style-name="P14" draw:layer="layout" svg:x1="18cm" svg:y1="6.198cm" svg:x2="11.2cm" svg:y2="9.798cm">
          <text:p/>
        </draw:line>
        <draw:frame draw:style-name="gr35" draw:text-style-name="P13" draw:layer="layout" svg:width="0.6cm" svg:height="1.231cm" svg:x="12.6cm" svg:y="10.399cm">
          <draw:text-box>
            <text:p><text:span text:style-name="T5">5</text:span></text:p>
          </draw:text-box>
        </draw:frame>
        <draw:frame draw:style-name="gr35" draw:text-style-name="P13" draw:layer="layout" svg:width="0.6cm" svg:height="1.231cm" svg:x="14.4cm" svg:y="7.037cm">
          <draw:text-box>
            <text:p><text:span text:style-name="T5">6</text:span></text:p>
          </draw:text-box>
        </draw:frame>
        <presentation:notes draw:style-name="dp2">
          <draw:page-thumbnail draw:style-name="gr23" draw:layer="layout" svg:width="14.848cm" svg:height="11.136cm" svg:x="3.075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1">
        <draw:custom-shape draw:style-name="gr32" draw:text-style-name="P10" draw:layer="layout" svg:width="2.6cm" svg:height="2.602cm" svg:x="10.6cm" svg:y="6.797cm">
          <text:p text:style-name="P3"><text:span text:style-name="T5">ID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layout" svg:width="2.6cm" svg:height="2.602cm" svg:x="14.6cm" svg:y="8.798cm">
          <text:p text:style-name="P3"><text:span text:style-name="T5">AC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layout" svg:width="2.6cm" svg:height="2.602cm" svg:x="14.6cm" svg:y="4.798cm">
          <text:p text:style-name="P3"><text:span text:style-name="T5">C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layout" svg:width="2.6cm" svg:height="2.602cm" svg:x="6.6cm" svg:y="4.798cm">
          <text:p text:style-name="P3"><text:span text:style-name="T5">RT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layout" svg:width="2.6cm" svg:height="2.602cm" svg:x="6.6cm" svg:y="8.798cm">
          <text:p text:style-name="P3"><text:span text:style-name="T5">S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1.727cm" svg:height="1.633cm" draw:transform="skewX (-0.0471238898038469) rotate (-2.19824219288686) translate (6.983cm 5.821cm)">
          <text:p/>
          <draw:enhanced-geometry svg:viewBox="0 0 21600 21600" draw:mirror-horizontal="true" draw:mirror-vertical="false" draw:text-areas="0 0 21600 21600" draw:type="circular-arrow" draw:modifiers="76.7657681091711 15.3921340749782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7" draw:text-style-name="P12" draw:layer="layout" svg:width="1.727cm" svg:height="1.633cm" draw:transform="skewX (-0.0471238898038469) rotate (-2.19824219288686) translate (6.983cm 10.021cm)">
          <text:p/>
          <draw:enhanced-geometry svg:viewBox="0 0 21600 21600" draw:mirror-horizontal="true" draw:mirror-vertical="false" draw:text-areas="0 0 21600 21600" draw:type="circular-arrow" draw:modifiers="76.7657681091711 15.3921340749782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4" draw:text-style-name="P12" draw:layer="layout" svg:width="1.728cm" svg:height="1.631cm" draw:transform="skewX (0.0459021593274508) rotate (-2.19824219288686) translate (19.2cm 5.821cm)">
          <text:p/>
          <draw:enhanced-geometry svg:viewBox="0 0 21600 21600" draw:mirror-horizontal="false" draw:mirror-vertical="false" draw:text-areas="0 0 21600 21600" draw:type="circular-arrow" draw:modifiers="63.9227144464516 15.3921340749782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38" draw:text-style-name="P15" draw:layer="layout" svg:x1="11cm" svg:y1="7.199cm" svg:x2="9.2cm" svg:y2="6.199cm">
          <text:p/>
        </draw:line>
        <draw:frame draw:style-name="gr35" draw:text-style-name="P13" draw:layer="layout" svg:width="0.8cm" svg:height="1.231cm" svg:x="9.89cm" svg:y="6.287cm">
          <draw:text-box>
            <text:p><text:span text:style-name="T5">1</text:span></text:p>
          </draw:text-box>
        </draw:frame>
        <draw:frame draw:style-name="gr35" draw:text-style-name="P13" draw:layer="layout" svg:width="0.8cm" svg:height="1.231cm" svg:x="5.4cm" svg:y="5.598cm">
          <draw:text-box>
            <text:p><text:span text:style-name="T5">2</text:span></text:p>
          </draw:text-box>
        </draw:frame>
        <draw:line draw:style-name="gr38" draw:text-style-name="P15" draw:layer="layout" svg:x1="8.8cm" svg:y1="6.998cm" svg:x2="10.8cm" svg:y2="8.198cm">
          <text:p/>
        </draw:line>
        <draw:frame draw:style-name="gr35" draw:text-style-name="P13" draw:layer="layout" svg:width="0.8cm" svg:height="1.231cm" svg:x="9.4cm" svg:y="7.198cm">
          <draw:text-box>
            <text:p><text:span text:style-name="T5">3</text:span></text:p>
          </draw:text-box>
        </draw:frame>
        <draw:line draw:style-name="gr38" draw:text-style-name="P15" draw:layer="layout" svg:x1="12.8cm" svg:y1="7.199cm" svg:x2="14.6cm" svg:y2="6.199cm">
          <text:p/>
        </draw:line>
        <draw:frame draw:style-name="gr35" draw:text-style-name="P13" draw:layer="layout" svg:width="0.8cm" svg:height="1.231cm" svg:x="13.2cm" svg:y="6.199cm">
          <draw:text-box>
            <text:p><text:span text:style-name="T5">4</text:span></text:p>
          </draw:text-box>
        </draw:frame>
        <draw:line draw:style-name="gr38" draw:text-style-name="P15" draw:layer="layout" svg:x1="15cm" svg:y1="6.998cm" svg:x2="13.2cm" svg:y2="7.998cm">
          <text:p/>
        </draw:line>
        <draw:frame draw:style-name="gr35" draw:text-style-name="P13" draw:layer="layout" svg:width="1.2cm" svg:height="1.231cm" svg:x="13.8cm" svg:y="7.037cm">
          <draw:text-box>
            <text:p><text:span text:style-name="T5">5</text:span></text:p>
          </draw:text-box>
        </draw:frame>
        <draw:frame draw:style-name="gr35" draw:text-style-name="P13" draw:layer="layout" svg:width="1.4cm" svg:height="1.231cm" svg:x="17.6cm" svg:y="5.598cm">
          <draw:text-box>
            <text:p><text:span text:style-name="T5">6</text:span></text:p>
          </draw:text-box>
        </draw:frame>
        <draw:line draw:style-name="gr38" draw:text-style-name="P15" draw:layer="layout" svg:x1="10.6cm" svg:y1="8.598cm" svg:x2="9cm" svg:y2="9.398cm">
          <text:p/>
        </draw:line>
        <draw:frame draw:style-name="gr35" draw:text-style-name="P13" draw:layer="layout" svg:width="1cm" svg:height="1.231cm" svg:x="9.489cm" svg:y="8.236cm">
          <draw:text-box>
            <text:p><text:span text:style-name="T5">7</text:span></text:p>
          </draw:text-box>
        </draw:frame>
        <draw:line draw:style-name="gr38" draw:text-style-name="P15" draw:layer="layout" svg:x1="9.2cm" svg:y1="10.197cm" svg:x2="11.2cm" svg:y2="9.197cm">
          <text:p/>
        </draw:line>
        <draw:frame draw:style-name="gr35" draw:text-style-name="P13" draw:layer="layout" svg:width="0.8cm" svg:height="1.231cm" svg:x="9.8cm" svg:y="9.599cm">
          <draw:text-box>
            <text:p><text:span text:style-name="T5">8</text:span></text:p>
          </draw:text-box>
        </draw:frame>
        <draw:frame draw:style-name="gr35" draw:text-style-name="P13" draw:layer="layout" svg:width="1.2cm" svg:height="1.231cm" svg:x="5.4cm" svg:y="9.798cm">
          <draw:text-box>
            <text:p><text:span text:style-name="T5">9</text:span></text:p>
          </draw:text-box>
        </draw:frame>
        <draw:line draw:style-name="gr38" draw:text-style-name="P15" draw:layer="layout" svg:x1="13.2cm" svg:y1="8.398cm" svg:x2="15cm" svg:y2="9.198cm">
          <text:p/>
        </draw:line>
        <draw:line draw:style-name="gr38" draw:text-style-name="P15" draw:layer="layout" svg:x1="14.6cm" svg:y1="9.798cm" svg:x2="12.8cm" svg:y2="8.998cm">
          <text:p/>
        </draw:line>
        <draw:frame draw:style-name="gr35" draw:text-style-name="P13" draw:layer="layout" svg:width="2cm" svg:height="1.231cm" svg:x="13.2cm" svg:y="9.399cm">
          <draw:text-box>
            <text:p><text:span text:style-name="T5">11</text:span></text:p>
          </draw:text-box>
        </draw:frame>
        <draw:frame draw:style-name="gr39" draw:text-style-name="P13" draw:layer="layout" svg:width="1.6cm" svg:height="1.401cm" svg:x="13.4cm" svg:y="8.4cm">
          <draw:text-box>
            <text:p><text:span text:style-name="T5">10</text:span></text:p>
          </draw:text-box>
        </draw:frame>
        <presentation:notes draw:style-name="dp2">
          <draw:page-thumbnail draw:style-name="gr23" draw:layer="layout" svg:width="14.848cm" svg:height="11.136cm" svg:x="3.075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2T1">
        <draw:g>
          <draw:line draw:style-name="gr40" draw:text-style-name="P15" draw:layer="layout" svg:x1="0.2cm" svg:y1="9.198cm" svg:x2="26.6cm" svg:y2="9.198cm">
            <text:p/>
          </draw:line>
          <draw:custom-shape draw:style-name="gr41" draw:text-style-name="P16" draw:layer="layout" svg:width="0.4cm" svg:height="3.001cm" svg:x="1.8cm" svg:y="6.1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16" draw:layer="layout" svg:width="1cm" svg:height="3.001cm" svg:x="2.8cm" svg:y="6.1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16" draw:layer="layout" svg:width="1cm" svg:height="3.001cm" svg:x="4.4cm" svg:y="6.1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16" draw:layer="layout" svg:width="1cm" svg:height="3.001cm" svg:x="6cm" svg:y="6.1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16" draw:layer="layout" svg:width="1cm" svg:height="3.001cm" svg:x="2.8cm" svg:y="6.1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16" draw:layer="layout" svg:width="0.4cm" svg:height="3.001cm" svg:x="7.8cm" svg:y="6.1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16" draw:layer="layout" svg:width="1cm" svg:height="3.001cm" svg:x="8.8cm" svg:y="6.1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6" draw:layer="layout" svg:width="1.6cm" svg:height="3.001cm" svg:x="10.4cm" svg:y="6.1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16" draw:layer="layout" svg:width="1cm" svg:height="3.001cm" svg:x="12.8cm" svg:y="6.1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16" draw:layer="layout" svg:width="1cm" svg:height="3.001cm" svg:x="6cm" svg:y="6.1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16" draw:layer="layout" svg:width="0.2cm" svg:height="3.001cm" svg:x="14.2cm" svg:y="6.1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16" draw:layer="layout" svg:width="0.4cm" svg:height="3.001cm" svg:x="13.8cm" svg:y="6.1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16" draw:layer="layout" svg:width="1cm" svg:height="3.001cm" svg:x="15cm" svg:y="6.1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16" draw:layer="layout" svg:width="1cm" svg:height="3.001cm" svg:x="16.6cm" svg:y="6.1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16" draw:layer="layout" svg:width="1cm" svg:height="3.001cm" svg:x="18.2cm" svg:y="6.1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16" draw:layer="layout" svg:width="1cm" svg:height="3.001cm" svg:x="19.8cm" svg:y="6.1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16" draw:layer="layout" svg:width="1cm" svg:height="3.001cm" svg:x="21.6cm" svg:y="6.1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16" draw:layer="layout" svg:width="1cm" svg:height="3.001cm" svg:x="23.2cm" svg:y="6.1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0" draw:text-style-name="P15" draw:layer="layout" svg:x1="1.8cm" svg:y1="9.198cm" svg:x2="1.8cm" svg:y2="11.198cm">
            <text:p/>
          </draw:line>
          <draw:line draw:style-name="gr40" draw:text-style-name="P15" draw:layer="layout" svg:x1="7.8cm" svg:y1="9.198cm" svg:x2="7.8cm" svg:y2="11.198cm">
            <text:p/>
          </draw:line>
          <draw:line draw:style-name="gr40" draw:text-style-name="P15" draw:layer="layout" svg:x1="13.8cm" svg:y1="9.198cm" svg:x2="13.8cm" svg:y2="11.198cm">
            <text:p/>
          </draw:line>
          <draw:line draw:style-name="gr40" draw:text-style-name="P15" draw:layer="layout" svg:x1="25.8cm" svg:y1="9.198cm" svg:x2="25.8cm" svg:y2="11.198cm">
            <text:p/>
          </draw:line>
          <draw:custom-shape draw:style-name="gr42" draw:text-style-name="P16" draw:layer="layout" svg:width="1cm" svg:height="3.001cm" svg:x="24.8cm" svg:y="6.1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5" draw:text-style-name="P3" draw:layer="layout" svg:x1="1.8cm" svg:y1="10.599cm" svg:x2="7.8cm" svg:y2="10.599cm">
            <text:p/>
          </draw:line>
          <draw:line draw:style-name="gr45" draw:text-style-name="P3" draw:layer="layout" svg:x1="7.8cm" svg:y1="10.599cm" svg:x2="13.8cm" svg:y2="10.599cm">
            <text:p/>
          </draw:line>
          <draw:line draw:style-name="gr45" draw:text-style-name="P3" draw:layer="layout" svg:x1="13.8cm" svg:y1="10.599cm" svg:x2="25.8cm" svg:y2="10.599cm">
            <text:p/>
          </draw:line>
          <draw:custom-shape draw:style-name="gr46" draw:text-style-name="P16" draw:layer="layout" svg:width="0.4cm" svg:height="1.201cm" svg:x="3.2cm" svg:y="11.9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7" draw:text-style-name="P17" draw:layer="layout" svg:width="6.8cm" svg:height="1.995cm" svg:x="4cm" svg:y="12.398cm">
            <draw:text-box>
              <text:p><text:span text:style-name="T6">Receive a BCT frame</text:span></text:p>
            </draw:text-box>
          </draw:frame>
          <draw:custom-shape draw:style-name="gr48" draw:text-style-name="P16" draw:layer="layout" svg:width="0.4cm" svg:height="1.201cm" svg:x="10.8cm" svg:y="11.9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9" draw:text-style-name="P18" draw:layer="layout" svg:width="7.2cm" svg:height="1.995cm" svg:x="11.6cm" svg:y="12.398cm">
            <draw:text-box>
              <text:p><text:span text:style-name="T6">Proceed a data interaction</text:span></text:p>
            </draw:text-box>
          </draw:frame>
          <draw:line draw:style-name="gr38" draw:text-style-name="P15" draw:layer="layout" svg:x1="26.4cm" svg:y1="9.199cm" svg:x2="26.8cm" svg:y2="9.199cm">
            <text:p/>
          </draw:line>
          <draw:frame draw:style-name="gr50" draw:text-style-name="P3" draw:layer="layout" svg:width="2.001cm" svg:height="0.878cm" svg:x="3.8cm" svg:y="9.599c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style-name="gr50" draw:text-style-name="P3" draw:layer="layout" svg:width="2.001cm" svg:height="0.878cm" svg:x="9.6cm" svg:y="9.599cm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50" draw:text-style-name="P3" draw:layer="layout" svg:width="2.432cm" svg:height="0.89cm" svg:x="17.599cm" svg:y="9.599cm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draw:g>
        <presentation:notes draw:style-name="dp2">
          <draw:page-thumbnail draw:style-name="gr23" draw:layer="layout" svg:width="14.848cm" svg:height="11.136cm" svg:x="3.075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2T1">
        <draw:line draw:style-name="gr38" draw:text-style-name="P15" draw:layer="layout" svg:x1="5.8cm" svg:y1="3.799cm" svg:x2="25.2cm" svg:y2="3.799cm">
          <text:p/>
        </draw:line>
        <draw:line draw:style-name="gr38" draw:text-style-name="P15" draw:layer="layout" svg:x1="5.8cm" svg:y1="12.798cm" svg:x2="25.2cm" svg:y2="12.798cm">
          <text:p/>
        </draw:line>
        <draw:line draw:style-name="gr38" draw:text-style-name="P15" draw:layer="layout" svg:x1="5.8cm" svg:y1="9.799cm" svg:x2="25.2cm" svg:y2="9.799cm">
          <text:p/>
        </draw:line>
        <draw:line draw:style-name="gr38" draw:text-style-name="P15" draw:layer="layout" svg:x1="5.8cm" svg:y1="6.798cm" svg:x2="25.2cm" svg:y2="6.798cm">
          <text:p/>
        </draw:line>
        <draw:line draw:style-name="gr51" draw:text-style-name="P15" draw:layer="layout" svg:x1="6.4cm" svg:y1="1.998cm" svg:x2="6.4cm" svg:y2="12.798cm">
          <text:p/>
        </draw:line>
        <draw:line draw:style-name="gr51" draw:text-style-name="P15" draw:layer="layout" svg:x1="6.9cm" svg:y1="1.998cm" svg:x2="6.9cm" svg:y2="12.798cm">
          <text:p/>
        </draw:line>
        <draw:custom-shape draw:style-name="gr52" draw:text-style-name="P19" draw:layer="layout" svg:width="0.3cm" svg:height="1.002cm" svg:x="6.9cm" svg:y="8.798cm">
          <text:p text:style-name="P3"><text:span text:style-name="T7">2</text:span></text:p>
          <draw:enhanced-geometry svg:viewBox="0 0 21600 21600" draw:type="rectangle" draw:enhanced-path="M 0 0 L 21600 0 21600 21600 0 21600 0 0 Z N"/>
        </draw:custom-shape>
        <draw:custom-shape draw:style-name="gr52" draw:text-style-name="P19" draw:layer="layout" svg:width="0.3cm" svg:height="1.002cm" svg:x="6.9cm" svg:y="11.797cm">
          <text:p text:style-name="P3"><text:span text:style-name="T7">4</text:span></text:p>
          <draw:enhanced-geometry svg:viewBox="0 0 21600 21600" draw:type="rectangle" draw:enhanced-path="M 0 0 L 21600 0 21600 21600 0 21600 0 0 Z N"/>
        </draw:custom-shape>
        <draw:custom-shape draw:style-name="gr52" draw:text-style-name="P19" draw:layer="layout" svg:width="0.3cm" svg:height="1.002cm" svg:x="7.2cm" svg:y="8.798cm">
          <text:p text:style-name="P3"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52" draw:text-style-name="P19" draw:layer="layout" svg:width="0.3cm" svg:height="1.002cm" svg:x="7.2cm" svg:y="11.797cm">
          <text:p text:style-name="P3"><text:span text:style-name="T7">3</text:span></text:p>
          <draw:enhanced-geometry svg:viewBox="0 0 21600 21600" draw:type="rectangle" draw:enhanced-path="M 0 0 L 21600 0 21600 21600 0 21600 0 0 Z N"/>
        </draw:custom-shape>
        <draw:custom-shape draw:style-name="gr53" draw:text-style-name="P20" draw:layer="layout" svg:width="3cm" svg:height="1.002cm" svg:x="7.5cm" svg:y="8.798cm">
          <text:p text:style-name="P3"><text:span text:style-name="T8">发送数据</text:span></text:p>
          <draw:enhanced-geometry svg:viewBox="0 0 21600 21600" draw:type="rectangle" draw:enhanced-path="M 0 0 L 21600 0 21600 21600 0 21600 0 0 Z N"/>
        </draw:custom-shape>
        <draw:line draw:style-name="gr51" draw:text-style-name="P15" draw:layer="layout" svg:x1="10.5cm" svg:y1="1.998cm" svg:x2="10.5cm" svg:y2="12.798cm">
          <text:p/>
        </draw:line>
        <draw:line draw:style-name="gr51" draw:text-style-name="P15" draw:layer="layout" svg:x1="11cm" svg:y1="1.998cm" svg:x2="11cm" svg:y2="12.798cm">
          <text:p/>
        </draw:line>
        <draw:custom-shape draw:style-name="gr52" draw:text-style-name="P19" draw:layer="layout" svg:width="0.3cm" svg:height="1.002cm" svg:x="11cm" svg:y="11.797cm">
          <text:p text:style-name="P3"><text:span text:style-name="T7">2</text:span></text:p>
          <draw:enhanced-geometry svg:viewBox="0 0 21600 21600" draw:type="rectangle" draw:enhanced-path="M 0 0 L 21600 0 21600 21600 0 21600 0 0 Z N"/>
        </draw:custom-shape>
        <draw:custom-shape draw:style-name="gr54" draw:text-style-name="P16" draw:layer="layout" svg:width="0.3cm" svg:height="1.002cm" svg:x="11.3cm" svg:y="2.7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9" draw:layer="layout" svg:width="0.3cm" svg:height="1.002cm" svg:x="11cm" svg:y="2.797cm">
          <text:p text:style-name="P3"><text:span text:style-name="T7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9" draw:layer="layout" svg:width="0.3cm" svg:height="1.002cm" svg:x="11.3cm" svg:y="2.797cm">
          <text:p text:style-name="P3"><text:span text:style-name="T7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0" draw:layer="layout" svg:width="3cm" svg:height="1.002cm" svg:x="11.6cm" svg:y="11.797cm">
          <text:p text:style-name="P3"><text:span text:style-name="T8">发送数据</text:span></text:p>
          <draw:enhanced-geometry svg:viewBox="0 0 21600 21600" draw:type="rectangle" draw:enhanced-path="M 0 0 L 21600 0 21600 21600 0 21600 0 0 Z N"/>
        </draw:custom-shape>
        <draw:frame draw:style-name="gr55" draw:text-style-name="P21" draw:layer="layout" svg:width="3.6cm" svg:height="1.928cm" svg:x="2cm" svg:y="6.199cm">
          <draw:text-box>
            <text:p><text:span text:style-name="T8">移动节点</text:span></text:p>
          </draw:text-box>
        </draw:frame>
        <draw:frame draw:style-name="gr56" draw:text-style-name="P13" draw:layer="layout" svg:width="3.6cm" svg:height="2.287cm" svg:x="2cm" svg:y="3.271cm">
          <draw:text-box>
            <text:p><text:span text:style-name="T5">固定节点</text:span><text:span text:style-name="T5">1</text:span></text:p>
          </draw:text-box>
        </draw:frame>
        <draw:frame draw:style-name="gr56" draw:text-style-name="P13" draw:layer="layout" svg:width="3.6cm" svg:height="2.287cm" svg:x="2cm" svg:y="8.998cm">
          <draw:text-box>
            <text:p><text:span text:style-name="T5">固定节点</text:span><text:span text:style-name="T5">2</text:span></text:p>
          </draw:text-box>
        </draw:frame>
        <draw:frame draw:style-name="gr56" draw:text-style-name="P13" draw:layer="layout" svg:width="3.6cm" svg:height="2.287cm" svg:x="2cm" svg:y="12.072cm">
          <draw:text-box>
            <text:p><text:span text:style-name="T5">固定节点</text:span><text:span text:style-name="T5">3</text:span></text:p>
          </draw:text-box>
        </draw:frame>
        <draw:custom-shape draw:style-name="gr53" draw:text-style-name="P20" draw:layer="layout" svg:width="3cm" svg:height="1.002cm" svg:x="7.503cm" svg:y="5.797cm">
          <text:p text:style-name="P3"><text:span text:style-name="T8">接收数据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20" draw:layer="layout" svg:width="3cm" svg:height="1.002cm" svg:x="7.503cm" svg:y="2.797cm">
          <text:p text:style-name="P3"><text:span text:style-name="T8">推迟接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22" draw:layer="layout" svg:width="0.3cm" svg:height="1.002cm" svg:x="6.9cm" svg:y="2.797cm">
          <text:p text:style-name="P3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52" draw:text-style-name="P19" draw:layer="layout" svg:width="0.3cm" svg:height="1.002cm" svg:x="7.2cm" svg:y="2.797cm">
          <text:p text:style-name="P3"><text:span text:style-name="T7">3</text:span></text:p>
          <draw:enhanced-geometry svg:viewBox="0 0 21600 21600" draw:type="rectangle" draw:enhanced-path="M 0 0 L 21600 0 21600 21600 0 21600 0 0 Z N"/>
        </draw:custom-shape>
        <draw:custom-shape draw:style-name="gr57" draw:text-style-name="P20" draw:layer="layout" svg:width="3cm" svg:height="1.002cm" svg:x="7.5cm" svg:y="11.797cm">
          <text:p text:style-name="P3"><text:span text:style-name="T8">推迟接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0" draw:layer="layout" svg:width="3cm" svg:height="1.002cm" svg:x="11.6cm" svg:y="2.797cm">
          <text:p text:style-name="P3"><text:span text:style-name="T8">发送数据</text:span></text:p>
          <draw:enhanced-geometry svg:viewBox="0 0 21600 21600" draw:type="rectangle" draw:enhanced-path="M 0 0 L 21600 0 21600 21600 0 21600 0 0 Z N"/>
        </draw:custom-shape>
        <draw:line draw:style-name="gr58" draw:text-style-name="P23" draw:layer="layout" svg:x1="7.5cm" svg:y1="8.799cm" svg:x2="7.503cm" svg:y2="6.799cm">
          <text:p/>
        </draw:line>
        <draw:custom-shape draw:style-name="gr52" draw:text-style-name="P19" draw:layer="layout" svg:width="0.3cm" svg:height="1.002cm" svg:x="11.3cm" svg:y="11.797cm">
          <text:p text:style-name="P3"><text:span text:style-name="T7">1</text:span></text:p>
          <draw:enhanced-geometry svg:viewBox="0 0 21600 21600" draw:type="rectangle" draw:enhanced-path="M 0 0 L 21600 0 21600 21600 0 21600 0 0 Z N"/>
        </draw:custom-shape>
        <draw:line draw:style-name="gr58" draw:text-style-name="P23" draw:layer="layout" svg:x1="11.6cm" svg:y1="11.799cm" svg:x2="11.6cm" svg:y2="6.799cm">
          <text:p/>
        </draw:line>
        <draw:custom-shape draw:style-name="gr53" draw:text-style-name="P20" draw:layer="layout" svg:width="3cm" svg:height="1.002cm" svg:x="11.6cm" svg:y="5.797cm">
          <text:p text:style-name="P3"><text:span text:style-name="T8">冲突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8" draw:text-style-name="P23" draw:layer="layout" svg:x1="11.6cm" svg:y1="3.799cm" svg:x2="11.6cm" svg:y2="5.799cm">
          <text:p/>
        </draw:line>
        <draw:line draw:style-name="gr51" draw:text-style-name="P15" draw:layer="layout" svg:x1="14.6cm" svg:y1="1.998cm" svg:x2="14.6cm" svg:y2="12.798cm">
          <text:p/>
        </draw:line>
        <draw:line draw:style-name="gr51" draw:text-style-name="P15" draw:layer="layout" svg:x1="15.2cm" svg:y1="1.998cm" svg:x2="15.2cm" svg:y2="12.798cm">
          <text:p/>
        </draw:line>
        <draw:custom-shape draw:style-name="gr54" draw:text-style-name="P16" draw:layer="layout" svg:width="0.3cm" svg:height="1.002cm" svg:x="15.2cm" svg:y="11.797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6" draw:layer="layout" svg:width="0.3cm" svg:height="1.002cm" svg:x="15.5cm" svg:y="11.797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6" draw:layer="layout" svg:width="0.3cm" svg:height="1.002cm" svg:x="16.6cm" svg:y="11.7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13" draw:layer="layout" svg:width="1.2cm" svg:height="1.231cm" svg:x="15.7cm" svg:y="11.636cm">
          <draw:text-box>
            <text:p><text:span text:style-name="T5">...</text:span></text:p>
          </draw:text-box>
        </draw:frame>
        <draw:custom-shape draw:style-name="gr52" draw:text-style-name="P24" draw:layer="layout" svg:width="0.3cm" svg:height="1.002cm" svg:x="15.2cm" svg:y="11.799cm">
          <text:p text:style-name="P3"><text:span text:style-name="T10">33</text:span></text:p>
          <draw:enhanced-geometry svg:viewBox="0 0 21600 21600" draw:type="rectangle" draw:enhanced-path="M 0 0 L 21600 0 21600 21600 0 21600 0 0 Z N"/>
        </draw:custom-shape>
        <draw:custom-shape draw:style-name="gr52" draw:text-style-name="P24" draw:layer="layout" svg:width="0.3cm" svg:height="1.002cm" svg:x="15.5cm" svg:y="11.799cm">
          <text:p text:style-name="P3"><text:span text:style-name="T10">32</text:span></text:p>
          <draw:enhanced-geometry svg:viewBox="0 0 21600 21600" draw:type="rectangle" draw:enhanced-path="M 0 0 L 21600 0 21600 21600 0 21600 0 0 Z N"/>
        </draw:custom-shape>
        <draw:custom-shape draw:style-name="gr52" draw:text-style-name="P19" draw:layer="layout" svg:width="0.3cm" svg:height="1.002cm" svg:x="16.6cm" svg:y="11.799cm">
          <text:p text:style-name="P3"><text:span text:style-name="T7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13" draw:layer="layout" svg:width="1.2cm" svg:height="1.231cm" svg:x="15.7cm" svg:y="11.638cm">
          <draw:text-box>
            <text:p><text:span text:style-name="T5">...</text:span></text:p>
          </draw:text-box>
        </draw:frame>
        <draw:custom-shape draw:style-name="gr54" draw:text-style-name="P16" draw:layer="layout" svg:width="0.3cm" svg:height="1.002cm" svg:x="15.2cm" svg:y="2.797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6" draw:layer="layout" svg:width="0.3cm" svg:height="1.002cm" svg:x="15.5cm" svg:y="2.797cm">
          <text:p/>
          <draw:enhanced-geometry svg:viewBox="0 0 21600 21600" draw:type="rectangle" draw:enhanced-path="M 0 0 L 21600 0 21600 21600 0 21600 0 0 Z N"/>
        </draw:custom-shape>
        <draw:frame draw:style-name="gr59" draw:text-style-name="P25" draw:layer="layout" svg:width="7.1cm" svg:height="3.095cm" svg:x="17.2cm" svg:y="2.503cm">
          <draw:text-box>
            <text:p><text:span text:style-name="T11">… <text:s/>…</text:span></text:p>
          </draw:text-box>
        </draw:frame>
        <draw:custom-shape draw:style-name="gr52" draw:text-style-name="P24" draw:layer="layout" svg:width="0.3cm" svg:height="1.002cm" svg:x="15.2cm" svg:y="2.797cm">
          <text:p text:style-name="P3"><text:span text:style-name="T10">65</text:span></text:p>
          <draw:enhanced-geometry svg:viewBox="0 0 21600 21600" draw:type="rectangle" draw:enhanced-path="M 0 0 L 21600 0 21600 21600 0 21600 0 0 Z N"/>
        </draw:custom-shape>
        <draw:custom-shape draw:style-name="gr52" draw:text-style-name="P24" draw:layer="layout" svg:width="0.3cm" svg:height="1.002cm" svg:x="15.5cm" svg:y="2.797cm">
          <text:p text:style-name="P3"><text:span text:style-name="T10">64</text:span></text:p>
          <draw:enhanced-geometry svg:viewBox="0 0 21600 21600" draw:type="rectangle" draw:enhanced-path="M 0 0 L 21600 0 21600 21600 0 21600 0 0 Z N"/>
        </draw:custom-shape>
        <draw:custom-shape draw:style-name="gr52" draw:text-style-name="P19" draw:layer="layout" svg:width="0.3cm" svg:height="1.002cm" svg:x="20.8cm" svg:y="2.797cm">
          <text:p text:style-name="P3"><text:span text:style-name="T7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1" draw:text-style-name="P15" draw:layer="layout" svg:x1="19.929cm" svg:y1="1.972cm" svg:x2="19.929cm" svg:y2="12.772cm">
          <text:p/>
        </draw:line>
        <draw:line draw:style-name="gr51" draw:text-style-name="P15" draw:layer="layout" svg:x1="20.429cm" svg:y1="1.972cm" svg:x2="20.429cm" svg:y2="12.772cm">
          <text:p/>
        </draw:line>
        <draw:custom-shape draw:style-name="gr53" draw:text-style-name="P20" draw:layer="layout" svg:width="3cm" svg:height="1.002cm" svg:x="16.9cm" svg:y="11.797cm">
          <text:p text:style-name="P3"><text:span text:style-name="T8">发送数据</text:span></text:p>
          <draw:enhanced-geometry svg:viewBox="0 0 21600 21600" draw:type="rectangle" draw:enhanced-path="M 0 0 L 21600 0 21600 21600 0 21600 0 0 Z N"/>
        </draw:custom-shape>
        <draw:custom-shape draw:style-name="gr53" draw:text-style-name="P20" draw:layer="layout" svg:width="3cm" svg:height="1.002cm" svg:x="16.929cm" svg:y="5.797cm">
          <text:p text:style-name="P3"><text:span text:style-name="T8">接收数据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0" draw:layer="layout" svg:width="3cm" svg:height="1.002cm" svg:x="21.1cm" svg:y="2.797cm">
          <text:p text:style-name="P3"><text:span text:style-name="T8">发送数据</text:span></text:p>
          <draw:enhanced-geometry svg:viewBox="0 0 21600 21600" draw:type="rectangle" draw:enhanced-path="M 0 0 L 21600 0 21600 21600 0 21600 0 0 Z N"/>
        </draw:custom-shape>
        <draw:custom-shape draw:style-name="gr53" draw:text-style-name="P20" draw:layer="layout" svg:width="3cm" svg:height="1.002cm" svg:x="21.148cm" svg:y="5.797cm">
          <text:p text:style-name="P3"><text:span text:style-name="T8">接收数据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3" draw:layer="layout" svg:width="14.848cm" svg:height="11.136cm" svg:x="3.075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2T1">
        <draw:line draw:style-name="gr60" draw:text-style-name="P15" draw:layer="layout" svg:x1="3.8cm" svg:y1="6.093cm" svg:x2="17.2cm" svg:y2="6.093cm">
          <text:p/>
        </draw:line>
        <draw:line draw:style-name="gr61" draw:text-style-name="P15" draw:layer="layout" svg:x1="3.8cm" svg:y1="9.094cm" svg:x2="17.2cm" svg:y2="9.094cm">
          <text:p/>
        </draw:line>
        <draw:line draw:style-name="gr62" draw:text-style-name="P15" draw:layer="layout" svg:x1="5cm" svg:y1="4.094cm" svg:x2="5cm" svg:y2="12.094cm">
          <text:p/>
        </draw:line>
        <draw:line draw:style-name="gr62" draw:text-style-name="P15" draw:layer="layout" svg:x1="13cm" svg:y1="4.098cm" svg:x2="13cm" svg:y2="12.098cm">
          <text:p/>
        </draw:line>
        <draw:line draw:style-name="gr62" draw:text-style-name="P15" draw:layer="layout" svg:x1="11cm" svg:y1="4.098cm" svg:x2="11cm" svg:y2="12.098cm">
          <text:p/>
        </draw:line>
        <draw:line draw:style-name="gr62" draw:text-style-name="P15" draw:layer="layout" svg:x1="9cm" svg:y1="4.098cm" svg:x2="9cm" svg:y2="12.098cm">
          <text:p/>
        </draw:line>
        <draw:line draw:style-name="gr62" draw:text-style-name="P15" draw:layer="layout" svg:x1="7cm" svg:y1="4.098cm" svg:x2="7cm" svg:y2="12.098cm">
          <text:p/>
        </draw:line>
        <draw:custom-shape draw:style-name="gr63" draw:text-style-name="P26" draw:layer="layout" svg:width="1cm" svg:height="0.695cm" svg:x="5cm" svg:y="5.399cm">
          <text:p text:style-name="P3"><text:span text:style-name="T12">RTS</text:span></text:p>
          <draw:enhanced-geometry svg:viewBox="0 0 21600 21600" draw:type="rectangle" draw:enhanced-path="M 0 0 L 21600 0 21600 21600 0 21600 0 0 Z N"/>
        </draw:custom-shape>
        <draw:custom-shape draw:style-name="gr64" draw:text-style-name="P26" draw:layer="layout" svg:width="1cm" svg:height="0.695cm" svg:x="5.8cm" svg:y="8.398cm">
          <text:p text:style-name="P3"><text:span text:style-name="T12">RTS</text:span></text:p>
          <draw:enhanced-geometry svg:viewBox="0 0 21600 21600" draw:type="rectangle" draw:enhanced-path="M 0 0 L 21600 0 21600 21600 0 21600 0 0 Z N"/>
        </draw:custom-shape>
        <draw:custom-shape draw:style-name="gr65" draw:text-style-name="P26" draw:layer="layout" svg:width="1cm" svg:height="0.695cm" svg:x="7cm" svg:y="8.398cm">
          <text:p text:style-name="P3"><text:span text:style-name="T12">CTS</text:span></text:p>
          <draw:enhanced-geometry svg:viewBox="0 0 21600 21600" draw:type="rectangle" draw:enhanced-path="M 0 0 L 21600 0 21600 21600 0 21600 0 0 Z N"/>
        </draw:custom-shape>
        <draw:custom-shape draw:style-name="gr66" draw:text-style-name="P26" draw:layer="layout" svg:width="1cm" svg:height="0.695cm" svg:x="7.845cm" svg:y="5.399cm">
          <text:p text:style-name="P3"><text:span text:style-name="T12">CTS</text:span></text:p>
          <draw:enhanced-geometry svg:viewBox="0 0 21600 21600" draw:type="rectangle" draw:enhanced-path="M 0 0 L 21600 0 21600 21600 0 21600 0 0 Z N"/>
        </draw:custom-shape>
        <draw:custom-shape draw:style-name="gr66" draw:text-style-name="P26" draw:layer="layout" svg:width="1cm" svg:height="0.695cm" svg:x="7.8cm" svg:y="11.403cm">
          <text:p text:style-name="P3"><text:span text:style-name="T12">CTS</text:span></text:p>
          <draw:enhanced-geometry svg:viewBox="0 0 21600 21600" draw:type="rectangle" draw:enhanced-path="M 0 0 L 21600 0 21600 21600 0 21600 0 0 Z N"/>
        </draw:custom-shape>
        <draw:custom-shape draw:style-name="gr67" draw:text-style-name="P26" draw:layer="layout" svg:width="3cm" svg:height="0.695cm" svg:x="9cm" svg:y="5.399cm">
          <text:p text:style-name="P3"><text:span text:style-name="T12">DATA</text:span></text:p>
          <draw:enhanced-geometry svg:viewBox="0 0 21600 21600" draw:type="rectangle" draw:enhanced-path="M 0 0 L 21600 0 21600 21600 0 21600 0 0 Z N"/>
        </draw:custom-shape>
        <draw:custom-shape draw:style-name="gr68" draw:text-style-name="P26" draw:layer="layout" svg:width="4.8cm" svg:height="0.695cm" svg:x="9cm" svg:y="11.403cm">
          <text:p text:style-name="P3"><text:span text:style-name="T12">推迟接入</text:span></text:p>
          <draw:enhanced-geometry svg:viewBox="0 0 21600 21600" draw:type="rectangle" draw:enhanced-path="M 0 0 L 21600 0 21600 21600 0 21600 0 0 Z N"/>
        </draw:custom-shape>
        <draw:custom-shape draw:style-name="gr66" draw:text-style-name="P26" draw:layer="layout" svg:width="1cm" svg:height="0.695cm" svg:x="13.8cm" svg:y="5.399cm">
          <text:p text:style-name="P3"><text:span text:style-name="T12">ACK</text:span></text:p>
          <draw:enhanced-geometry svg:viewBox="0 0 21600 21600" draw:type="rectangle" draw:enhanced-path="M 0 0 L 21600 0 21600 21600 0 21600 0 0 Z N"/>
        </draw:custom-shape>
        <draw:line draw:style-name="gr62" draw:text-style-name="P15" draw:layer="layout" svg:x1="15cm" svg:y1="4.098cm" svg:x2="15cm" svg:y2="12.098cm">
          <text:p/>
        </draw:line>
        <draw:custom-shape draw:style-name="gr65" draw:text-style-name="P26" draw:layer="layout" svg:width="1cm" svg:height="0.695cm" svg:x="13cm" svg:y="8.398cm">
          <text:p text:style-name="P3"><text:span text:style-name="T12">ACK</text:span></text:p>
          <draw:enhanced-geometry svg:viewBox="0 0 21600 21600" draw:type="rectangle" draw:enhanced-path="M 0 0 L 21600 0 21600 21600 0 21600 0 0 Z N"/>
        </draw:custom-shape>
        <draw:custom-shape draw:style-name="gr69" draw:text-style-name="P26" draw:layer="layout" svg:width="3cm" svg:height="0.695cm" svg:x="9.8cm" svg:y="8.398cm">
          <text:p text:style-name="P3"><text:span text:style-name="T12">DATA</text:span></text:p>
          <draw:enhanced-geometry svg:viewBox="0 0 21600 21600" draw:type="rectangle" draw:enhanced-path="M 0 0 L 21600 0 21600 21600 0 21600 0 0 Z N"/>
        </draw:custom-shape>
        <draw:custom-shape draw:style-name="gr66" draw:text-style-name="P26" draw:layer="layout" svg:width="1cm" svg:height="0.695cm" svg:x="13.8cm" svg:y="11.399cm">
          <text:p text:style-name="P3"><text:span text:style-name="T12">ACK</text:span></text:p>
          <draw:enhanced-geometry svg:viewBox="0 0 21600 21600" draw:type="rectangle" draw:enhanced-path="M 0 0 L 21600 0 21600 21600 0 21600 0 0 Z N"/>
        </draw:custom-shape>
        <draw:frame draw:style-name="gr56" draw:text-style-name="P13" draw:layer="layout" svg:width="3cm" svg:height="2.287cm" svg:x="1.4cm" svg:y="5.199cm">
          <draw:text-box>
            <text:p><text:span text:style-name="T5">节点</text:span><text:span text:style-name="T5">1</text:span></text:p>
          </draw:text-box>
        </draw:frame>
        <draw:frame draw:style-name="gr56" draw:text-style-name="P13" draw:layer="layout" svg:width="3cm" svg:height="2.287cm" svg:x="1.4cm" svg:y="8.198cm">
          <draw:text-box>
            <text:p><text:span text:style-name="T5">节点</text:span><text:span text:style-name="T5">2</text:span></text:p>
          </draw:text-box>
        </draw:frame>
        <draw:frame draw:style-name="gr56" draw:text-style-name="P13" draw:layer="layout" svg:width="3cm" svg:height="2.287cm" svg:x="1.4cm" svg:y="11.199cm">
          <draw:text-box>
            <text:p><text:span text:style-name="T5">节点</text:span><text:span text:style-name="T5">3</text:span></text:p>
          </draw:text-box>
        </draw:frame>
        <draw:line draw:style-name="gr70" draw:text-style-name="P23" draw:layer="layout" svg:x1="5cm" svg:y1="6.093cm" svg:x2="5.8cm" svg:y2="8.398cm">
          <text:p/>
        </draw:line>
        <draw:line draw:style-name="gr70" draw:text-style-name="P23" draw:layer="layout" svg:x1="6cm" svg:y1="6.093cm" svg:x2="6.8cm" svg:y2="8.398cm">
          <text:p/>
        </draw:line>
        <draw:line draw:style-name="gr70" draw:text-style-name="P23" draw:layer="layout" svg:x1="9cm" svg:y1="6.093cm" svg:x2="9.8cm" svg:y2="8.398cm">
          <text:p/>
        </draw:line>
        <draw:line draw:style-name="gr70" draw:text-style-name="P23" draw:layer="layout" svg:x1="12cm" svg:y1="6.093cm" svg:x2="12.8cm" svg:y2="8.398cm">
          <text:p/>
        </draw:line>
        <draw:line draw:style-name="gr70" draw:text-style-name="P23" draw:layer="layout" svg:x1="7cm" svg:y1="9.098cm" svg:x2="7.8cm" svg:y2="11.403cm">
          <text:p/>
        </draw:line>
        <draw:line draw:style-name="gr70" draw:text-style-name="P23" draw:layer="layout" svg:x1="8cm" svg:y1="9.098cm" svg:x2="8.8cm" svg:y2="11.403cm">
          <text:p/>
        </draw:line>
        <draw:line draw:style-name="gr70" draw:text-style-name="P23" draw:layer="layout" svg:x1="13cm" svg:y1="9.098cm" svg:x2="13.8cm" svg:y2="11.403cm">
          <text:p/>
        </draw:line>
        <draw:line draw:style-name="gr70" draw:text-style-name="P23" draw:layer="layout" svg:x1="14cm" svg:y1="9.094cm" svg:x2="14.8cm" svg:y2="11.399cm">
          <text:p/>
        </draw:line>
        <draw:line draw:style-name="gr70" draw:text-style-name="P23" draw:layer="layout" svg:x1="7.845cm" svg:y1="6.093cm" svg:x2="7cm" svg:y2="8.398cm">
          <text:p/>
        </draw:line>
        <draw:line draw:style-name="gr70" draw:text-style-name="P23" draw:layer="layout" svg:x1="8.8cm" svg:y1="6.093cm" svg:x2="7.955cm" svg:y2="8.398cm">
          <text:p/>
        </draw:line>
        <draw:line draw:style-name="gr70" draw:text-style-name="P23" draw:layer="layout" svg:x1="13.845cm" svg:y1="6.093cm" svg:x2="13cm" svg:y2="8.398cm">
          <text:p/>
        </draw:line>
        <draw:line draw:style-name="gr70" draw:text-style-name="P23" draw:layer="layout" svg:x1="14.8cm" svg:y1="6.093cm" svg:x2="13.955cm" svg:y2="8.398cm">
          <text:p/>
        </draw:line>
        <draw:line draw:style-name="gr61" draw:text-style-name="P15" draw:layer="layout" svg:x1="3.8cm" svg:y1="12.128cm" svg:x2="17.2cm" svg:y2="12.128cm">
          <text:p/>
        </draw:line>
        <presentation:notes draw:style-name="dp2">
          <draw:page-thumbnail draw:style-name="gr23" draw:layer="layout" svg:width="14.848cm" svg:height="11.136cm" svg:x="3.075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2T1">
        <draw:line draw:style-name="gr38" draw:text-style-name="P15" draw:layer="layout" svg:x1="3.8cm" svg:y1="12.094cm" svg:x2="22cm" svg:y2="12.094cm">
          <text:p/>
        </draw:line>
        <draw:line draw:style-name="gr38" draw:text-style-name="P15" draw:layer="layout" svg:x1="3.8cm" svg:y1="9.094cm" svg:x2="22cm" svg:y2="9.094cm">
          <text:p/>
        </draw:line>
        <draw:frame draw:style-name="gr56" draw:text-style-name="P13" draw:layer="layout" svg:width="3cm" svg:height="2.287cm" svg:x="1.4cm" svg:y="5.199cm">
          <draw:text-box>
            <text:p><text:span text:style-name="T5">节点</text:span><text:span text:style-name="T5">1</text:span></text:p>
          </draw:text-box>
        </draw:frame>
        <draw:frame draw:style-name="gr56" draw:text-style-name="P13" draw:layer="layout" svg:width="3cm" svg:height="2.287cm" svg:x="1.4cm" svg:y="8.198cm">
          <draw:text-box>
            <text:p><text:span text:style-name="T5">节点</text:span><text:span text:style-name="T5">2</text:span></text:p>
          </draw:text-box>
        </draw:frame>
        <draw:frame draw:style-name="gr56" draw:text-style-name="P13" draw:layer="layout" svg:width="3cm" svg:height="2.287cm" svg:x="1.4cm" svg:y="11.199cm">
          <draw:text-box>
            <text:p><text:span text:style-name="T5">节点</text:span><text:span text:style-name="T5">3</text:span></text:p>
          </draw:text-box>
        </draw:frame>
        <draw:custom-shape draw:style-name="gr71" draw:text-style-name="P26" draw:layer="layout" svg:width="3cm" svg:height="0.695cm" svg:x="4.4cm" svg:y="5.398cm">
          <text:p text:style-name="P3"><text:span text:style-name="T12">DATA</text:span></text:p>
          <draw:enhanced-geometry svg:viewBox="0 0 21600 21600" draw:type="rectangle" draw:enhanced-path="M 0 0 L 21600 0 21600 21600 0 21600 0 0 Z N"/>
        </draw:custom-shape>
        <draw:custom-shape draw:style-name="gr72" draw:text-style-name="P26" draw:layer="layout" svg:width="3cm" svg:height="0.695cm" svg:x="5.6cm" svg:y="8.399cm">
          <text:p text:style-name="P3"><text:span text:style-name="T12">DATA</text:span></text:p>
          <draw:enhanced-geometry svg:viewBox="0 0 21600 21600" draw:type="rectangle" draw:enhanced-path="M 0 0 L 21600 0 21600 21600 0 21600 0 0 Z N"/>
        </draw:custom-shape>
        <draw:custom-shape draw:style-name="gr73" draw:text-style-name="P26" draw:layer="layout" svg:width="1cm" svg:height="0.695cm" svg:x="8.6cm" svg:y="8.399cm">
          <text:p text:style-name="P3"><text:span text:style-name="T12">ACK</text:span></text:p>
          <draw:enhanced-geometry svg:viewBox="0 0 21600 21600" draw:type="rectangle" draw:enhanced-path="M 0 0 L 21600 0 21600 21600 0 21600 0 0 Z N"/>
        </draw:custom-shape>
        <draw:custom-shape draw:style-name="gr74" draw:text-style-name="P26" draw:layer="layout" svg:width="1cm" svg:height="0.695cm" svg:x="9.6cm" svg:y="5.398cm">
          <text:p text:style-name="P3"><text:span text:style-name="T12">ACK</text:span></text:p>
          <draw:enhanced-geometry svg:viewBox="0 0 21600 21600" draw:type="rectangle" draw:enhanced-path="M 0 0 L 21600 0 21600 21600 0 21600 0 0 Z N"/>
        </draw:custom-shape>
        <draw:custom-shape draw:style-name="gr71" draw:text-style-name="P26" draw:layer="layout" svg:width="3cm" svg:height="0.695cm" svg:x="10.297cm" svg:y="11.398cm">
          <text:p text:style-name="P3"><text:span text:style-name="T12">DATA</text:span></text:p>
          <draw:enhanced-geometry svg:viewBox="0 0 21600 21600" draw:type="rectangle" draw:enhanced-path="M 0 0 L 21600 0 21600 21600 0 21600 0 0 Z N"/>
        </draw:custom-shape>
        <draw:custom-shape draw:style-name="gr71" draw:text-style-name="P26" draw:layer="layout" svg:width="3cm" svg:height="0.695cm" svg:x="10.6cm" svg:y="5.398cm">
          <text:p text:style-name="P3"><text:span text:style-name="T12">DATA</text:span></text:p>
          <draw:enhanced-geometry svg:viewBox="0 0 21600 21600" draw:type="rectangle" draw:enhanced-path="M 0 0 L 21600 0 21600 21600 0 21600 0 0 Z N"/>
        </draw:custom-shape>
        <draw:line draw:style-name="gr75" draw:text-style-name="P23" draw:layer="layout" svg:x1="4.4cm" svg:y1="6.093cm" svg:x2="5.6cm" svg:y2="8.398cm">
          <text:p/>
        </draw:line>
        <draw:line draw:style-name="gr75" draw:text-style-name="P23" draw:layer="layout" svg:x1="7.4cm" svg:y1="6.093cm" svg:x2="8.6cm" svg:y2="8.398cm">
          <text:p/>
        </draw:line>
        <draw:line draw:style-name="gr75" draw:text-style-name="P23" draw:layer="layout" svg:x1="10.6cm" svg:y1="6.093cm" svg:x2="11.8cm" svg:y2="8.398cm">
          <text:p/>
        </draw:line>
        <draw:line draw:style-name="gr75" draw:text-style-name="P23" draw:layer="layout" svg:x1="9.6cm" svg:y1="6.093cm" svg:x2="8.6cm" svg:y2="8.398cm">
          <text:p/>
        </draw:line>
        <draw:line draw:style-name="gr75" draw:text-style-name="P23" draw:layer="layout" svg:x1="10.6cm" svg:y1="6.095cm" svg:x2="9.6cm" svg:y2="8.4cm">
          <text:p/>
        </draw:line>
        <draw:line draw:style-name="gr75" draw:text-style-name="P23" draw:layer="layout" svg:x1="11.297cm" svg:y1="9.093cm" svg:x2="10.297cm" svg:y2="11.398cm">
          <text:p/>
        </draw:line>
        <draw:custom-shape draw:style-name="gr76" draw:text-style-name="P26" draw:layer="layout" svg:width="3.503cm" svg:height="0.695cm" svg:x="11.297cm" svg:y="8.399cm">
          <text:p text:style-name="P3"><text:span text:style-name="T12">冲突</text:span></text:p>
          <draw:enhanced-geometry svg:viewBox="0 0 21600 21600" draw:type="rectangle" draw:enhanced-path="M 0 0 L 21600 0 21600 21600 0 21600 0 0 Z N"/>
        </draw:custom-shape>
        <draw:custom-shape draw:style-name="gr71" draw:text-style-name="P26" draw:layer="layout" svg:width="3cm" svg:height="0.695cm" svg:x="14.6cm" svg:y="11.398cm">
          <text:p text:style-name="P3"><text:span text:style-name="T12">DATA</text:span></text:p>
          <draw:enhanced-geometry svg:viewBox="0 0 21600 21600" draw:type="rectangle" draw:enhanced-path="M 0 0 L 21600 0 21600 21600 0 21600 0 0 Z N"/>
        </draw:custom-shape>
        <draw:line draw:style-name="gr75" draw:text-style-name="P23" draw:layer="layout" svg:x1="15.6cm" svg:y1="9.093cm" svg:x2="14.6cm" svg:y2="11.398cm">
          <text:p/>
        </draw:line>
        <draw:line draw:style-name="gr75" draw:text-style-name="P23" draw:layer="layout" svg:x1="13.6cm" svg:y1="6.093cm" svg:x2="14.8cm" svg:y2="8.398cm">
          <text:p/>
        </draw:line>
        <draw:custom-shape draw:style-name="gr72" draw:text-style-name="P26" draw:layer="layout" svg:width="3cm" svg:height="0.695cm" svg:x="15.6cm" svg:y="8.399cm">
          <text:p text:style-name="P3"><text:span text:style-name="T12">DATA</text:span></text:p>
          <draw:enhanced-geometry svg:viewBox="0 0 21600 21600" draw:type="rectangle" draw:enhanced-path="M 0 0 L 21600 0 21600 21600 0 21600 0 0 Z N"/>
        </draw:custom-shape>
        <draw:line draw:style-name="gr75" draw:text-style-name="P23" draw:layer="layout" svg:x1="18.6cm" svg:y1="9.093cm" svg:x2="17.6cm" svg:y2="11.398cm">
          <text:p/>
        </draw:line>
        <draw:custom-shape draw:style-name="gr73" draw:text-style-name="P26" draw:layer="layout" svg:width="1cm" svg:height="0.695cm" svg:x="18.6cm" svg:y="8.399cm">
          <text:p text:style-name="P3"><text:span text:style-name="T12">ACK</text:span></text:p>
          <draw:enhanced-geometry svg:viewBox="0 0 21600 21600" draw:type="rectangle" draw:enhanced-path="M 0 0 L 21600 0 21600 21600 0 21600 0 0 Z N"/>
        </draw:custom-shape>
        <draw:line draw:style-name="gr75" draw:text-style-name="P23" draw:layer="layout" svg:x1="18.6cm" svg:y1="9.093cm" svg:x2="19.8cm" svg:y2="11.398cm">
          <text:p/>
        </draw:line>
        <draw:line draw:style-name="gr75" draw:text-style-name="P23" draw:layer="layout" svg:x1="19.6cm" svg:y1="9.093cm" svg:x2="20.8cm" svg:y2="11.398cm">
          <text:p/>
        </draw:line>
        <draw:custom-shape draw:style-name="gr74" draw:text-style-name="P26" draw:layer="layout" svg:width="1cm" svg:height="0.695cm" svg:x="19.8cm" svg:y="11.398cm">
          <text:p text:style-name="P3"><text:span text:style-name="T12">ACK</text:span></text:p>
          <draw:enhanced-geometry svg:viewBox="0 0 21600 21600" draw:type="rectangle" draw:enhanced-path="M 0 0 L 21600 0 21600 21600 0 21600 0 0 Z N"/>
        </draw:custom-shape>
        <draw:custom-shape draw:style-name="gr77" draw:text-style-name="P26" draw:layer="layout" svg:width="1.425cm" svg:height="0.695cm" svg:x="19.975cm" svg:y="5.373cm">
          <text:p text:style-name="P3"><text:span text:style-name="T12">DATA</text:span></text:p>
          <draw:enhanced-geometry svg:viewBox="0 0 21600 21600" draw:type="rectangle" draw:enhanced-path="M 0 0 L 21600 0 21600 21600 0 21600 0 0 Z N"/>
        </draw:custom-shape>
        <draw:custom-shape draw:style-name="gr78" draw:text-style-name="P16" draw:layer="layout" svg:width="3.6cm" svg:height="2.201cm" svg:x="21.2cm" svg:y="4.798cm">
          <text:p/>
          <draw:enhanced-geometry svg:viewBox="0 0 21600 21600" draw:type="rectangle" draw:enhanced-path="M 0 0 L 21600 0 21600 21600 0 21600 0 0 Z N"/>
        </draw:custom-shape>
        <draw:line draw:style-name="gr38" draw:text-style-name="P15" draw:layer="layout" svg:x1="3.8cm" svg:y1="6.093cm" svg:x2="22cm" svg:y2="6.093cm">
          <text:p/>
        </draw:line>
        <presentation:notes draw:style-name="dp2">
          <draw:page-thumbnail draw:style-name="gr23" draw:layer="layout" svg:width="14.848cm" svg:height="11.136cm" svg:x="3.075cm" svg:y="2.257cm" draw:page-number="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2T1">
        <draw:frame draw:style-name="standard" draw:layer="layout" svg:width="20.191cm" svg:height="1.629cm" svg:x="1.208cm" svg:y="2.67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><text:span text:style-name="T13">帧控制</text:span></text:p>
                <text:p><text:span text:style-name="T13"><text:s text:c="4"/></text:span><text:span text:style-name="T13">2</text:span></text:p>
              </table:table-cell>
              <table:table-cell>
                <text:p><text:span text:style-name="T13">持续时间</text:span></text:p>
                <text:p><text:span text:style-name="T13"><text:s text:c="7"/></text:span><text:span text:style-name="T13">2</text:span></text:p>
              </table:table-cell>
              <table:table-cell>
                <text:p><text:span text:style-name="T13">目的地址</text:span></text:p>
                <text:p><text:span text:style-name="T13"><text:s text:c="6"/></text:span><text:span text:style-name="T13">6</text:span></text:p>
              </table:table-cell>
              <table:table-cell>
                <text:p><text:span text:style-name="T13">源地址</text:span></text:p>
                <text:p><text:span text:style-name="T13"><text:s text:c="5"/></text:span><text:span text:style-name="T13">6 </text:span></text:p>
              </table:table-cell>
              <table:table-cell>
                <text:p><text:span text:style-name="T13">顺序控制字段</text:span></text:p>
                <text:p><text:span text:style-name="T13"><text:s text:c="10"/></text:span><text:span text:style-name="T13">2</text:span></text:p>
              </table:table-cell>
              <table:table-cell>
                <text:p><text:span text:style-name="T13">帧实体</text:span></text:p>
              </table:table-cell>
              <table:table-cell>
                <text:p><text:span text:style-name="T13">帧校验序列</text:span></text:p>
                <text:p><text:span text:style-name="T13"><text:s text:c="8"/></text:span><text:span text:style-name="T13">4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9.657cm" svg:height="1.629cm" svg:x="1.172cm" svg:y="6.08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1" table:default-cell-style-name="ce1">
              <table:table-cell>
                <text:p><text:span text:style-name="T13">帧控制</text:span></text:p>
                <text:p><text:span text:style-name="T13"><text:s text:c="4"/></text:span><text:span text:style-name="T13">2</text:span></text:p>
              </table:table-cell>
              <table:table-cell>
                <text:p><text:span text:style-name="T13">持续时间</text:span></text:p>
                <text:p><text:span text:style-name="T13"><text:s text:c="7"/></text:span><text:span text:style-name="T13">2</text:span></text:p>
              </table:table-cell>
              <table:table-cell>
                <text:p><text:span text:style-name="T13">目的地址</text:span></text:p>
                <text:p><text:span text:style-name="T13"><text:s text:c="6"/></text:span><text:span text:style-name="T13">6</text:span></text:p>
              </table:table-cell>
              <table:table-cell>
                <text:p><text:span text:style-name="T13">源地址</text:span></text:p>
                <text:p><text:span text:style-name="T13"><text:s text:c="5"/></text:span><text:span text:style-name="T13">6 </text:span></text:p>
              </table:table-cell>
              <table:table-cell>
                <text:p><text:span text:style-name="T13">负载情况</text:span></text:p>
                <text:p><text:span text:style-name="T13"><text:s text:c="7"/></text:span><text:span text:style-name="T13">1</text:span></text:p>
              </table:table-cell>
              <table:table-cell>
                <text:p><text:span text:style-name="T13">发送时间</text:span></text:p>
                <text:p><text:span text:style-name="T13"><text:s text:c="6"/></text:span><text:span text:style-name="T13">1</text:span></text:p>
              </table:table-cell>
              <table:table-cell>
                <text:p><text:span text:style-name="T13">帧校验序列</text:span></text:p>
                <text:p><text:span text:style-name="T13"><text:s text:c="8"/></text:span><text:span text:style-name="T13">4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3.859cm" svg:height="1.629cm" svg:x="1.068cm" svg:y="9.90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8"/>
            <table:table-column table:style-name="co9"/>
            <table:table-column table:style-name="co12"/>
            <table:table-row table:style-name="ro1" table:default-cell-style-name="ce1">
              <table:table-cell>
                <text:p><text:span text:style-name="T13">帧控制</text:span></text:p>
                <text:p><text:span text:style-name="T13"><text:s text:c="4"/></text:span><text:span text:style-name="T13">2</text:span></text:p>
              </table:table-cell>
              <table:table-cell>
                <text:p><text:span text:style-name="T13">持续时间</text:span></text:p>
                <text:p><text:span text:style-name="T13"><text:s text:c="7"/></text:span><text:span text:style-name="T13">2</text:span></text:p>
              </table:table-cell>
              <table:table-cell>
                <text:p><text:span text:style-name="T13">目的地址</text:span></text:p>
                <text:p><text:span text:style-name="T13"><text:s text:c="6"/></text:span><text:span text:style-name="T13">6</text:span></text:p>
              </table:table-cell>
              <table:table-cell>
                <text:p><text:span text:style-name="T13">源地址</text:span></text:p>
                <text:p><text:span text:style-name="T13"><text:s text:c="5"/></text:span><text:span text:style-name="T13">6 </text:span></text:p>
              </table:table-cell>
              <table:table-cell>
                <text:p><text:span text:style-name="T13">帧校验序列</text:span></text:p>
                <text:p><text:span text:style-name="T13"><text:s text:c="8"/></text:span><text:span text:style-name="T13">4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3" draw:layer="layout" svg:width="14.848cm" svg:height="11.136cm" svg:x="3.075cm" svg:y="2.257cm" draw:page-number="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2T1">
        <draw:custom-shape draw:name="椭圆 3" draw:style-name="gr79" draw:text-style-name="P27" draw:layer="layout" svg:width="15.796cm" svg:height="15.798cm" svg:x="5.466cm" svg:y="2.6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椭圆 7" draw:style-name="gr79" draw:text-style-name="P27" draw:layer="layout" svg:width="15.797cm" svg:height="15.798cm" svg:x="0.2cm" svg:y="2.6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椭圆 9" draw:style-name="gr79" draw:text-style-name="P27" draw:layer="layout" svg:width="15.797cm" svg:height="15.798cm" svg:x="11.692cm" svg:y="2.6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65" draw:style-name="gr80" draw:text-style-name="P29" draw:layer="layout" svg:width="3.778cm" svg:height="1.861cm" svg:x="18.179cm" svg:y="7.381cm">
          <text:p text:style-name="P28"><text:span text:style-name="T14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5" draw:style-name="gr81" draw:text-style-name="P29" draw:layer="layout" svg:width="3.778cm" svg:height="1.861cm" svg:x="13.481cm" svg:y="7.376cm">
          <text:p text:style-name="P28"><text:span text:style-name="T1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5" draw:style-name="gr82" draw:text-style-name="P30" draw:layer="layout" svg:width="3.778cm" svg:height="1.861cm" svg:x="8.547cm" svg:y="7.376cm">
          <text:p text:style-name="P28"><text:span text:style-name="T1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椭圆 4" draw:style-name="gr83" draw:text-style-name="P31" draw:layer="layout" svg:width="1.241cm" svg:height="1.235cm" svg:x="8.387cm" svg:y="10.0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椭圆 4" draw:style-name="gr83" draw:text-style-name="P31" draw:layer="layout" svg:width="1.24cm" svg:height="1.235cm" svg:x="13.096cm" svg:y="10.0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椭圆 4" draw:style-name="gr83" draw:text-style-name="P31" draw:layer="layout" svg:width="1.241cm" svg:height="1.235cm" svg:x="18.019cm" svg:y="10.0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84" draw:text-style-name="P14" draw:layer="layout" svg:x1="8.857cm" svg:y1="10.696cm" svg:x2="13.096cm" svg:y2="10.696cm">
          <text:p/>
        </draw:line>
        <draw:line draw:style-name="gr84" draw:text-style-name="P14" draw:layer="layout" svg:x1="18.49cm" svg:y1="10.696cm" svg:x2="14.336cm" svg:y2="10.696cm">
          <text:p/>
        </draw:line>
        <presentation:notes draw:style-name="dp2">
          <draw:page-thumbnail draw:style-name="gr23" draw:layer="layout" svg:width="14.848cm" svg:height="11.136cm" svg:x="3.075cm" svg:y="2.257cm" draw:page-number="1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默认" presentation:presentation-page-layout-name="AL2T1">
        <draw:line draw:style-name="gr40" draw:text-style-name="P15" draw:layer="layout" svg:x1="5.6cm" svg:y1="3.398cm" svg:x2="0.6cm" svg:y2="9.198cm">
          <text:p/>
        </draw:line>
        <draw:custom-shape draw:style-name="gr85" draw:text-style-name="P20" draw:layer="layout" svg:width="5.2cm" svg:height="1.401cm" svg:x="5cm" svg:y="2.698cm">
          <text:p text:style-name="P3"><text:span text:style-name="T8">竞争型</text:span></text:p>
          <draw:enhanced-geometry svg:viewBox="0 0 21600 21600" draw:type="rectangle" draw:enhanced-path="M 0 0 L 21600 0 21600 21600 0 21600 0 0 Z N"/>
        </draw:custom-shape>
        <draw:custom-shape draw:style-name="gr85" draw:text-style-name="P20" draw:layer="layout" svg:width="5.2cm" svg:height="1.401cm" svg:x="5cm" svg:y="8.597cm">
          <text:p text:style-name="P3"><text:span text:style-name="T8">分配型</text:span></text:p>
          <draw:enhanced-geometry svg:viewBox="0 0 21600 21600" draw:type="rectangle" draw:enhanced-path="M 0 0 L 21600 0 21600 21600 0 21600 0 0 Z N"/>
        </draw:custom-shape>
        <draw:custom-shape draw:style-name="gr85" draw:text-style-name="P20" draw:layer="layout" svg:width="5.2cm" svg:height="1.401cm" svg:x="5cm" svg:y="15.197cm">
          <text:p text:style-name="P3"><text:span text:style-name="T8">混合型</text:span></text:p>
          <draw:enhanced-geometry svg:viewBox="0 0 21600 21600" draw:type="rectangle" draw:enhanced-path="M 0 0 L 21600 0 21600 21600 0 21600 0 0 Z N"/>
        </draw:custom-shape>
        <draw:custom-shape draw:style-name="gr86" draw:text-style-name="P10" draw:layer="layout" svg:width="5cm" svg:height="3.001cm" svg:x="12.2cm" svg:y="7.797cm">
          <text:p text:style-name="P3"><text:span text:style-name="T5">TDAM</text:span></text:p>
          <text:p text:style-name="P3"><text:span text:style-name="T5">CDMA</text:span></text:p>
          <text:p text:style-name="P3"><text:span text:style-name="T5">FDMA</text:span></text:p>
          <draw:enhanced-geometry svg:viewBox="0 0 21600 21600" draw:type="rectangle" draw:enhanced-path="M 0 0 L 21600 0 21600 21600 0 21600 0 0 Z N"/>
        </draw:custom-shape>
        <draw:custom-shape draw:style-name="gr87" draw:text-style-name="P10" draw:layer="layout" svg:width="4.8cm" svg:height="6.002cm" svg:x="12.2cm" svg:y="0.398cm">
          <text:p text:style-name="P3"><text:span text:style-name="T5">UWALOHA</text:span></text:p>
          <text:p text:style-name="P3"><text:span text:style-name="T5">MACA</text:span></text:p>
          <text:p text:style-name="P3"><text:span text:style-name="T5">CSMA</text:span></text:p>
          <text:p text:style-name="P3"><text:span text:style-name="T5">FAMA/SFAMA</text:span></text:p>
          <text:p text:style-name="P3"><text:span text:style-name="T5">T-Lohi</text:span></text:p>
          <text:p text:style-name="P3"><text:span text:style-name="T5"/></text:p>
          <draw:enhanced-geometry svg:viewBox="0 0 21600 21600" draw:type="rectangle" draw:enhanced-path="M 0 0 L 21600 0 21600 21600 0 21600 0 0 Z N"/>
        </draw:custom-shape>
        <draw:custom-shape draw:style-name="gr88" draw:text-style-name="P10" draw:layer="layout" svg:width="5cm" svg:height="7.002cm" svg:x="12.2cm" svg:y="12.398cm">
          <text:p text:style-name="P3"><text:span text:style-name="T5">UW-MAC</text:span></text:p>
          <text:p text:style-name="P3"><text:span text:style-name="T5">HSR-TDMA</text:span></text:p>
          <text:p text:style-name="P3"><text:span text:style-name="T5">P-MAC</text:span></text:p>
          <text:p text:style-name="P3"><text:span text:style-name="T5">PLAN</text:span></text:p>
          <draw:enhanced-geometry svg:viewBox="0 0 21600 21600" draw:type="rectangle" draw:enhanced-path="M 0 0 L 21600 0 21600 21600 0 21600 0 0 Z N"/>
        </draw:custom-shape>
        <draw:line draw:style-name="gr40" draw:text-style-name="P15" draw:layer="layout" svg:x1="5cm" svg:y1="9.198cm" svg:x2="0.6cm" svg:y2="9.198cm">
          <text:p/>
        </draw:line>
        <draw:line draw:style-name="gr40" draw:text-style-name="P15" draw:layer="layout" svg:x1="5cm" svg:y1="15.998cm" svg:x2="0.6cm" svg:y2="9.198cm">
          <text:p/>
        </draw:line>
        <draw:line draw:style-name="gr40" draw:text-style-name="P15" draw:layer="layout" svg:x1="10.2cm" svg:y1="3.398cm" svg:x2="12.2cm" svg:y2="3.398cm">
          <text:p/>
        </draw:line>
        <draw:line draw:style-name="gr40" draw:text-style-name="P15" draw:layer="layout" svg:x1="10.2cm" svg:y1="9.198cm" svg:x2="12.2cm" svg:y2="9.198cm">
          <text:p/>
        </draw:line>
        <draw:line draw:style-name="gr40" draw:text-style-name="P15" draw:layer="layout" svg:x1="10.2cm" svg:y1="15.998cm" svg:x2="12.2cm" svg:y2="15.998cm">
          <text:p/>
        </draw:line>
        <presentation:notes draw:style-name="dp2">
          <draw:page-thumbnail draw:style-name="gr23" draw:layer="layout" svg:width="14.848cm" svg:height="11.136cm" svg:x="3.075cm" svg:y="2.257cm" draw:page-number="1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微软雅黑1" svg:font-family="微软雅黑"/>
    <style:font-face style:name="微软雅黑2" svg:font-family="微软雅黑" style:font-adornments="Regular"/>
    <style:font-face style:name="Liberation Sans1" svg:font-family="'Liberation Sans'" style:font-pitch="variable"/>
    <style:font-face style:name="Lucida Sans1" svg:font-family="'Lucida Sans'" style:font-pitch="variable"/>
    <style:font-face style:name="微软雅黑" svg:font-family="微软雅黑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3" svg:font-family="微软雅黑" style:font-family-generic="system" style:font-pitch="variable"/>
  </office:font-face-decls>
  <office:styles>
    <draw:marker draw:name="Arrow" svg:viewBox="0 0 20 30" svg:d="M10 0l-10 30h20z"/>
    <draw:stroke-dash draw:name="Dashed_20__28_var_29__20_10" draw:display-name="Dashed (var) 10" draw:style="round" draw:dots2="1" draw:dots2-length="636%" draw:distance="477%"/>
    <draw:stroke-dash draw:name="Dashed_20__28_var_29__20_11" draw:display-name="Dashed (var) 11" draw:style="rect" draw:dots1="1" draw:dots1-length="0.159cm" draw:distance="0.159cm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ine_20_Style_20_2" draw:display-name="Line Style 2" draw:style="rect" draw:dots1="1" draw:dots1-length="5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333333" draw:fill-hatch-solid="fals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3" style:font-family-asian="微软雅黑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微软雅黑3" style:font-family-asian="微软雅黑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软雅黑3" style:font-family-asian="微软雅黑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软雅黑3" style:font-family-asian="微软雅黑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软雅黑3" style:font-family-asian="微软雅黑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软雅黑3" style:font-family-asian="微软雅黑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默认" style:page-layout-name="PM1" draw:style-name="Mdp1">
      <draw:frame presentation:style-name="默认-title" draw:layer="backgroundobjects" svg:width="25.199cm" svg:height="3.507cm" svg:x="1.4cm" svg:y="0.835cm" presentation:class="title" presentation:placeholder="true">
        <draw:text-box/>
      </draw:frame>
      <draw:frame presentation:style-name="默认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9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9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9cm" svg:x="20.076cm" svg:y="19.131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4.848cm" svg:height="11.136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1T07:36:07.882175570</meta:creation-date>
    <dc:date>2018-06-21T01:57:34.672732865</dc:date>
    <meta:editing-duration>PT7H2M59S</meta:editing-duration>
    <meta:editing-cycles>18</meta:editing-cycles>
    <meta:generator>LibreOffice/5.1.6.2$Linux_X86_64 LibreOffice_project/10m0$Build-2</meta:generator>
    <meta:document-statistic meta:object-count="450"/>
  </office:meta>
</office:document-meta>
</file>

<file path=Object 1/content.xml><?xml version="1.0" encoding="utf-8"?>
<math xmlns="http://www.w3.org/1998/Math/MathML" display="block">
  <semantics>
    <msub>
      <mi>T</mi>
      <mi mathvariant="italic">interval</mi>
    </msub>
    <annotation encoding="StarMath 5.0">T_interval</annotation>
  </semantics>
</math>
</file>

<file path=Object 2/content.xml><?xml version="1.0" encoding="utf-8"?>
<math xmlns="http://www.w3.org/1998/Math/MathML" display="block">
  <semantics>
    <msub>
      <mi>T</mi>
      <mi mathvariant="italic">interval</mi>
    </msub>
    <annotation encoding="StarMath 5.0">T_interval</annotation>
  </semantics>
</math>
</file>

<file path=Object 3/content.xml><?xml version="1.0" encoding="utf-8"?>
<math xmlns="http://www.w3.org/1998/Math/MathML" display="block">
  <semantics>
    <mrow>
      <mn>2</mn>
      <msub>
        <mi>T</mi>
        <mi mathvariant="italic">interval</mi>
      </msub>
    </mrow>
    <annotation encoding="StarMath 5.0">2T_interval</annotation>
  </semantics>
</math>
</file>